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3" style:family="table">
      <style:table-properties style:width="347.5pt" table:align="margins" style:writing-mode="lr-tb"/>
    </style:style>
    <style:style style:name="Table3.A" style:family="table-column">
      <style:table-column-properties style:column-width="84pt" style:rel-column-width="15841*"/>
    </style:style>
    <style:style style:name="Table3.B" style:family="table-column">
      <style:table-column-properties style:column-width="263.5pt" style:rel-column-width="49694*"/>
    </style:style>
    <style:style style:name="Table3.A1" style:family="table-cell">
      <style:table-cell-properties fo:background-color="#000000" fo:padding="2pt" fo:border-left="0.5pt solid #000000" fo:border-right="none" fo:border-top="0.5pt solid #000000" fo:border-bottom="0.5pt solid #000000">
        <style:background-image/>
      </style:table-cell-properties>
    </style:style>
    <style:style style:name="Table3.B1" style:family="table-cell">
      <style:table-cell-properties fo:background-color="#000000" fo:padding="2pt" fo:border="0.5pt solid #000000">
        <style:background-image/>
      </style:table-cell-properties>
    </style:style>
    <style:style style:name="Table3.A2" style:family="table-cell">
      <style:table-cell-properties fo:padding="2pt" fo:border-left="0.5pt solid #000000" fo:border-right="none" fo:border-top="none" fo:border-bottom="0.5pt solid #000000"/>
    </style:style>
    <style:style style:name="Table3.B2" style:family="table-cell">
      <style:table-cell-properties fo:padding="2pt" fo:border-left="0.5pt solid #000000" fo:border-right="0.5pt solid #000000" fo:border-top="none" fo:border-bottom="0.5pt solid #000000"/>
    </style:style>
    <style:style style:name="Table3.A3" style:family="table-cell">
      <style:table-cell-properties fo:padding="2pt" fo:border-left="0.5pt solid #000000" fo:border-right="none" fo:border-top="none" fo:border-bottom="0.5pt solid #000000"/>
    </style:style>
    <style:style style:name="Table3.B3" style:family="table-cell">
      <style:table-cell-properties fo:padding="2pt" fo:border-left="0.5pt solid #000000" fo:border-right="0.5pt solid #000000" fo:border-top="none" fo:border-bottom="0.5pt solid #000000"/>
    </style:style>
    <style:style style:name="Table3.A4" style:family="table-cell">
      <style:table-cell-properties fo:padding="2pt" fo:border-left="0.5pt solid #000000" fo:border-right="none" fo:border-top="none" fo:border-bottom="0.5pt solid #000000"/>
    </style:style>
    <style:style style:name="Table3.B4" style:family="table-cell">
      <style:table-cell-properties fo:padding="2pt" fo:border-left="0.5pt solid #000000" fo:border-right="0.5pt solid #000000" fo:border-top="none" fo:border-bottom="0.5pt solid #000000"/>
    </style:style>
    <style:style style:name="Table3.A5" style:family="table-cell">
      <style:table-cell-properties fo:padding="2pt" fo:border-left="0.5pt solid #000000" fo:border-right="none" fo:border-top="none" fo:border-bottom="0.5pt solid #000000"/>
    </style:style>
    <style:style style:name="Table3.B5" style:family="table-cell">
      <style:table-cell-properties fo:padding="2pt" fo:border-left="0.5pt solid #000000" fo:border-right="0.5pt solid #000000" fo:border-top="none" fo:border-bottom="0.5pt solid #000000"/>
    </style:style>
    <style:style style:name="Table3.A6" style:family="table-cell">
      <style:table-cell-properties fo:padding="2pt" fo:border-left="0.5pt solid #000000" fo:border-right="none" fo:border-top="none" fo:border-bottom="0.5pt solid #000000"/>
    </style:style>
    <style:style style:name="Table3.B6" style:family="table-cell">
      <style:table-cell-properties fo:padding="2pt" fo:border-left="0.5pt solid #000000" fo:border-right="0.5pt solid #000000" fo:border-top="none" fo:border-bottom="0.5pt solid #000000"/>
    </style:style>
    <style:style style:name="Table3.A7" style:family="table-cell">
      <style:table-cell-properties fo:padding="2pt" fo:border-left="0.5pt solid #000000" fo:border-right="none" fo:border-top="none" fo:border-bottom="0.5pt solid #000000"/>
    </style:style>
    <style:style style:name="Table3.B7" style:family="table-cell">
      <style:table-cell-properties fo:padding="2pt" fo:border-left="0.5pt solid #000000" fo:border-right="0.5pt solid #000000" fo:border-top="none" fo:border-bottom="0.5pt solid #000000"/>
    </style:style>
    <style:style style:name="Table3.A8" style:family="table-cell">
      <style:table-cell-properties fo:padding="2pt" fo:border-left="0.5pt solid #000000" fo:border-right="none" fo:border-top="none" fo:border-bottom="0.5pt solid #000000"/>
    </style:style>
    <style:style style:name="Table3.B8" style:family="table-cell">
      <style:table-cell-properties fo:padding="2pt" fo:border-left="0.5pt solid #000000" fo:border-right="0.5pt solid #000000" fo:border-top="none" fo:border-bottom="0.5pt solid #000000"/>
    </style:style>
    <style:style style:name="Table3.A9" style:family="table-cell">
      <style:table-cell-properties fo:padding="2pt" fo:border-left="0.5pt solid #000000" fo:border-right="none" fo:border-top="none" fo:border-bottom="0.5pt solid #000000"/>
    </style:style>
    <style:style style:name="Table3.B9" style:family="table-cell">
      <style:table-cell-properties fo:padding="2pt" fo:border-left="0.5pt solid #000000" fo:border-right="0.5pt solid #000000" fo:border-top="none" fo:border-bottom="0.5pt solid #000000"/>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2pt" fo:border-left="none" fo:border-right="none" fo:border-top="none" fo:border-bottom="0.05pt solid #000000">
        <style:background-image/>
      </style:table-cell-properties>
    </style:style>
    <style:style style:name="Table1.B1" style:family="table-cell">
      <style:table-cell-properties style:vertical-align="middle" fo:background-color="#000000" fo:padding="2pt" fo:border-left="0.05pt solid #000000" fo:border-right="none" fo:border-top="none" fo:border-bottom="0.05pt solid #000000">
        <style:background-image/>
      </style:table-cell-properties>
    </style:style>
    <style:style style:name="Table1.A2" style:family="table-cell">
      <style:table-cell-properties style:vertical-align="middle" fo:padding="2pt" fo:border-left="none" fo:border-right="none" fo:border-top="none" fo:border-bottom="0.05pt solid #000000"/>
    </style:style>
    <style:style style:name="Table1.B2" style:family="table-cell">
      <style:table-cell-properties style:vertical-align="middle" fo:padding="2pt" fo:border-left="0.05pt solid #000000" fo:border-right="none" fo:border-top="none" fo:border-bottom="0.05pt solid #000000"/>
    </style:style>
    <style:style style:name="Table1.C2" style:family="table-cell">
      <style:table-cell-properties style:vertical-align="middle" fo:padding="2pt" fo:border-left="0.05pt solid #000000" fo:border-right="none" fo:border-top="none" fo:border-bottom="0.05pt solid #000000"/>
    </style:style>
    <style:style style:name="Table1.A3" style:family="table-cell">
      <style:table-cell-properties style:vertical-align="middle" fo:padding="2pt" fo:border-left="none" fo:border-right="none" fo:border-top="none" fo:border-bottom="0.05pt solid #000000"/>
    </style:style>
    <style:style style:name="Table1.B3" style:family="table-cell">
      <style:table-cell-properties style:vertical-align="middle" fo:padding="2pt" fo:border-left="0.05pt solid #000000" fo:border-right="none" fo:border-top="none" fo:border-bottom="0.05pt solid #000000"/>
    </style:style>
    <style:style style:name="Table1.C3" style:family="table-cell">
      <style:table-cell-properties style:vertical-align="middle" fo:padding="2pt" fo:border-left="0.05pt solid #000000" fo:border-right="none" fo:border-top="none" fo:border-bottom="0.05pt solid #000000"/>
    </style:style>
    <style:style style:name="Table1.A4" style:family="table-cell">
      <style:table-cell-properties style:vertical-align="middle" fo:padding="2pt" fo:border-left="none" fo:border-right="none" fo:border-top="none" fo:border-bottom="0.05pt solid #000000"/>
    </style:style>
    <style:style style:name="Table1.B4" style:family="table-cell">
      <style:table-cell-properties style:vertical-align="middle" fo:padding="2pt" fo:border-left="0.05pt solid #000000" fo:border-right="none" fo:border-top="none" fo:border-bottom="0.05pt solid #000000"/>
    </style:style>
    <style:style style:name="Table1.C4" style:family="table-cell">
      <style:table-cell-properties style:vertical-align="middle" fo:padding="2pt" fo:border-left="0.05pt solid #000000" fo:border-right="none" fo:border-top="none" fo:border-bottom="0.05pt solid #000000"/>
    </style:style>
    <style:style style:name="Table1.A5" style:family="table-cell">
      <style:table-cell-properties style:vertical-align="middle" fo:padding="2pt" fo:border-left="none" fo:border-right="none" fo:border-top="none" fo:border-bottom="0.05pt solid #000000"/>
    </style:style>
    <style:style style:name="Table1.B5" style:family="table-cell">
      <style:table-cell-properties style:vertical-align="middle" fo:padding="2pt" fo:border-left="0.05pt solid #000000" fo:border-right="none" fo:border-top="none" fo:border-bottom="0.05pt solid #000000"/>
    </style:style>
    <style:style style:name="Table1.C5" style:family="table-cell">
      <style:table-cell-properties style:vertical-align="middle" fo:padding="2pt" fo:border-left="0.05pt solid #000000" fo:border-right="none" fo:border-top="none" fo:border-bottom="0.05pt solid #000000"/>
    </style:style>
    <style:style style:name="Table1.A6" style:family="table-cell">
      <style:table-cell-properties style:vertical-align="middle" fo:padding="2pt" fo:border-left="none" fo:border-right="none" fo:border-top="none" fo:border-bottom="0.05pt solid #000000"/>
    </style:style>
    <style:style style:name="Table1.B6" style:family="table-cell">
      <style:table-cell-properties style:vertical-align="middle" fo:padding="2pt" fo:border-left="0.05pt solid #000000" fo:border-right="none" fo:border-top="none" fo:border-bottom="0.05pt solid #000000"/>
    </style:style>
    <style:style style:name="Table1.C6" style:family="table-cell">
      <style:table-cell-properties style:vertical-align="middle" fo:padding="2pt" fo:border-left="0.05pt solid #000000" fo:border-right="none" fo:border-top="none" fo:border-bottom="0.05pt solid #000000"/>
    </style:style>
    <style:style style:name="Table1.A7" style:family="table-cell">
      <style:table-cell-properties style:vertical-align="middle" fo:padding="2pt" fo:border-left="none" fo:border-right="none" fo:border-top="none" fo:border-bottom="0.05pt solid #000000"/>
    </style:style>
    <style:style style:name="Table1.B7" style:family="table-cell">
      <style:table-cell-properties style:vertical-align="middle" fo:padding="2pt" fo:border-left="0.05pt solid #000000" fo:border-right="none" fo:border-top="none" fo:border-bottom="0.05pt solid #000000"/>
    </style:style>
    <style:style style:name="Table1.C7" style:family="table-cell">
      <style:table-cell-properties style:vertical-align="middle" fo:padding="2pt" fo:border-left="0.05pt solid #000000" fo:border-right="none" fo:border-top="none" fo:border-bottom="0.05pt solid #000000"/>
    </style:style>
    <style:style style:name="Table1.A8" style:family="table-cell">
      <style:table-cell-properties style:vertical-align="middle" fo:padding="2pt" fo:border-left="none" fo:border-right="none" fo:border-top="none" fo:border-bottom="0.05pt solid #000000"/>
    </style:style>
    <style:style style:name="Table1.B8" style:family="table-cell">
      <style:table-cell-properties style:vertical-align="middle" fo:padding="2pt" fo:border-left="0.05pt solid #000000" fo:border-right="none" fo:border-top="none" fo:border-bottom="0.05pt solid #000000"/>
    </style:style>
    <style:style style:name="Table1.C8" style:family="table-cell">
      <style:table-cell-properties style:vertical-align="middle" fo:padding="2pt" fo:border-left="0.05pt solid #000000" fo:border-right="none" fo:border-top="none" fo:border-bottom="0.05pt solid #000000"/>
    </style:style>
    <style:style style:name="Table1.A9" style:family="table-cell">
      <style:table-cell-properties style:vertical-align="middle" fo:padding="2pt" fo:border-left="none" fo:border-right="none" fo:border-top="none" fo:border-bottom="0.05pt solid #000000"/>
    </style:style>
    <style:style style:name="Table1.B9" style:family="table-cell">
      <style:table-cell-properties style:vertical-align="middle" fo:padding="2pt" fo:border-left="0.05pt solid #000000" fo:border-right="none" fo:border-top="none" fo:border-bottom="0.05pt solid #000000"/>
    </style:style>
    <style:style style:name="Table1.C9" style:family="table-cell">
      <style:table-cell-properties style:vertical-align="middle" fo:padding="2pt" fo:border-left="0.05pt solid #000000" fo:border-right="none" fo:border-top="none" fo:border-bottom="0.05pt solid #000000"/>
    </style:style>
    <style:style style:name="Table1.A10" style:family="table-cell">
      <style:table-cell-properties style:vertical-align="middle" fo:padding="2pt" fo:border-left="none" fo:border-right="none" fo:border-top="none" fo:border-bottom="0.05pt solid #000000"/>
    </style:style>
    <style:style style:name="Table1.B10" style:family="table-cell">
      <style:table-cell-properties style:vertical-align="middle" fo:padding="2pt" fo:border-left="0.05pt solid #000000" fo:border-right="none" fo:border-top="none" fo:border-bottom="0.05pt solid #000000"/>
    </style:style>
    <style:style style:name="Table1.C10" style:family="table-cell">
      <style:table-cell-properties style:vertical-align="middle" fo:padding="2pt" fo:border-left="0.05pt solid #000000" fo:border-right="none" fo:border-top="none" fo:border-bottom="0.05pt solid #000000"/>
    </style:style>
    <style:style style:name="Table1.A11" style:family="table-cell">
      <style:table-cell-properties style:vertical-align="middle" fo:padding="2pt" fo:border-left="none" fo:border-right="none" fo:border-top="none" fo:border-bottom="0.05pt solid #000000"/>
    </style:style>
    <style:style style:name="Table1.B11" style:family="table-cell">
      <style:table-cell-properties style:vertical-align="middle" fo:padding="2pt" fo:border-left="0.05pt solid #000000" fo:border-right="none" fo:border-top="none" fo:border-bottom="0.05pt solid #000000"/>
    </style:style>
    <style:style style:name="Table1.C11" style:family="table-cell">
      <style:table-cell-properties style:vertical-align="middle" fo:padding="2pt" fo:border-left="0.05pt solid #000000" fo:border-right="none" fo:border-top="none" fo:border-bottom="0.05pt solid #000000"/>
    </style:style>
    <style:style style:name="Table1.A12" style:family="table-cell">
      <style:table-cell-properties style:vertical-align="middle" fo:padding="2pt" fo:border-left="none" fo:border-right="none" fo:border-top="none" fo:border-bottom="0.05pt solid #000000"/>
    </style:style>
    <style:style style:name="Table1.B12" style:family="table-cell">
      <style:table-cell-properties style:vertical-align="middle" fo:padding="2pt" fo:border-left="0.05pt solid #000000" fo:border-right="none" fo:border-top="none" fo:border-bottom="0.05pt solid #000000"/>
    </style:style>
    <style:style style:name="Table1.C12" style:family="table-cell">
      <style:table-cell-properties style:vertical-align="middle" fo:padding="2pt" fo:border-left="0.05pt solid #000000" fo:border-right="none" fo:border-top="none" fo:border-bottom="0.05pt solid #000000"/>
    </style:style>
    <style:style style:name="Table1.A13" style:family="table-cell">
      <style:table-cell-properties style:vertical-align="middle" fo:padding="2pt" fo:border-left="none" fo:border-right="none" fo:border-top="none" fo:border-bottom="0.05pt solid #000000"/>
    </style:style>
    <style:style style:name="Table1.B13" style:family="table-cell">
      <style:table-cell-properties style:vertical-align="middle" fo:padding="2pt" fo:border-left="0.05pt solid #000000" fo:border-right="none" fo:border-top="none" fo:border-bottom="0.05pt solid #000000"/>
    </style:style>
    <style:style style:name="Table1.C13" style:family="table-cell">
      <style:table-cell-properties style:vertical-align="middle" fo:padding="2pt" fo:border-left="0.05pt solid #000000" fo:border-right="none" fo:border-top="none" fo:border-bottom="0.05pt solid #000000"/>
    </style:style>
    <style:style style:name="Table4" style:family="table">
      <style:table-properties style:width="347.5pt" table:align="margins" style:writing-mode="lr-tb"/>
    </style:style>
    <style:style style:name="Table4.A" style:family="table-column">
      <style:table-column-properties style:column-width="73.9pt" style:rel-column-width="1478*"/>
    </style:style>
    <style:style style:name="Table4.B" style:family="table-column">
      <style:table-column-properties style:column-width="273.6pt" style:rel-column-width="5472*"/>
    </style:style>
    <style:style style:name="Table4.A1" style:family="table-cell">
      <style:table-cell-properties fo:background-color="#000000" fo:padding="2pt" fo:border-left="0.5pt solid #000000" fo:border-right="none" fo:border-top="0.5pt solid #000000" fo:border-bottom="0.5pt solid #000000">
        <style:background-image/>
      </style:table-cell-properties>
    </style:style>
    <style:style style:name="Table4.B1" style:family="table-cell">
      <style:table-cell-properties fo:background-color="#000000" fo:padding="2pt" fo:border="0.5pt solid #000000">
        <style:background-image/>
      </style:table-cell-properties>
    </style:style>
    <style:style style:name="Table4.A2" style:family="table-cell">
      <style:table-cell-properties fo:padding="2pt" fo:border-left="0.5pt solid #000000" fo:border-right="none" fo:border-top="none" fo:border-bottom="0.5pt solid #000000"/>
    </style:style>
    <style:style style:name="Table4.B2" style:family="table-cell">
      <style:table-cell-properties fo:padding="2pt" fo:border-left="0.5pt solid #000000" fo:border-right="0.5pt solid #000000" fo:border-top="none" fo:border-bottom="0.5pt solid #000000"/>
    </style:style>
    <style:style style:name="Table4.A3" style:family="table-cell">
      <style:table-cell-properties fo:padding="2pt" fo:border-left="0.5pt solid #000000" fo:border-right="none" fo:border-top="none" fo:border-bottom="0.5pt solid #000000"/>
    </style:style>
    <style:style style:name="Table4.B3" style:family="table-cell">
      <style:table-cell-properties fo:padding="2pt" fo:border-left="0.5pt solid #000000" fo:border-right="0.5pt solid #000000" fo:border-top="none" fo:border-bottom="0.5pt solid #000000"/>
    </style:style>
    <style:style style:name="Table4.A4" style:family="table-cell">
      <style:table-cell-properties fo:padding="2pt" fo:border-left="0.5pt solid #000000" fo:border-right="none" fo:border-top="none" fo:border-bottom="0.5pt solid #000000"/>
    </style:style>
    <style:style style:name="Table4.B4" style:family="table-cell">
      <style:table-cell-properties fo:padding="2pt" fo:border-left="0.5pt solid #000000" fo:border-right="0.5pt solid #000000" fo:border-top="none" fo:border-bottom="0.5pt solid #000000"/>
    </style:style>
    <style:style style:name="Table4.A5" style:family="table-cell">
      <style:table-cell-properties fo:padding="2pt" fo:border-left="0.5pt solid #000000" fo:border-right="none" fo:border-top="none" fo:border-bottom="0.5pt solid #000000"/>
    </style:style>
    <style:style style:name="Table4.B5" style:family="table-cell">
      <style:table-cell-properties fo:padding="2pt" fo:border-left="0.5pt solid #000000" fo:border-right="0.5pt solid #000000" fo:border-top="none" fo:border-bottom="0.5pt solid #000000"/>
    </style:style>
    <style:style style:name="Table4.A6" style:family="table-cell">
      <style:table-cell-properties fo:padding="2pt" fo:border-left="0.5pt solid #000000" fo:border-right="none" fo:border-top="none" fo:border-bottom="0.5pt solid #000000"/>
    </style:style>
    <style:style style:name="Table4.B6" style:family="table-cell">
      <style:table-cell-properties fo:padding="2pt" fo:border-left="0.5pt solid #000000" fo:border-right="0.5pt solid #000000" fo:border-top="none" fo:border-bottom="0.5pt solid #000000"/>
    </style:style>
    <style:style style:name="Table4.A7" style:family="table-cell">
      <style:table-cell-properties fo:padding="2pt" fo:border-left="0.5pt solid #000000" fo:border-right="none" fo:border-top="none" fo:border-bottom="0.5pt solid #000000"/>
    </style:style>
    <style:style style:name="Table4.B7" style:family="table-cell">
      <style:table-cell-properties fo:padding="2pt" fo:border-left="0.5pt solid #000000" fo:border-right="0.5pt solid #000000" fo:border-top="none" fo:border-bottom="0.5pt solid #000000"/>
    </style:style>
    <style:style style:name="Table4.A8" style:family="table-cell">
      <style:table-cell-properties fo:padding="2pt" fo:border-left="0.5pt solid #000000" fo:border-right="none" fo:border-top="none" fo:border-bottom="0.5pt solid #000000"/>
    </style:style>
    <style:style style:name="Table4.B8" style:family="table-cell">
      <style:table-cell-properties fo:padding="2pt" fo:border-left="0.5pt solid #000000" fo:border-right="0.5pt solid #000000" fo:border-top="none" fo:border-bottom="0.5pt solid #000000"/>
    </style:style>
    <style:style style:name="Table4.A9" style:family="table-cell">
      <style:table-cell-properties fo:padding="2pt" fo:border-left="0.5pt solid #000000" fo:border-right="none" fo:border-top="none" fo:border-bottom="0.5pt solid #000000"/>
    </style:style>
    <style:style style:name="Table4.B9" style:family="table-cell">
      <style:table-cell-properties fo:padding="2pt" fo:border-left="0.5pt solid #000000" fo:border-right="0.5pt solid #000000" fo:border-top="none" fo:border-bottom="0.5pt solid #000000"/>
    </style:style>
    <style:style style:name="P1" style:family="paragraph" style:parent-style-name="Heading_20_1" style:master-page-name="Standard">
      <style:paragraph-properties style:page-number="auto"/>
      <style:text-properties officeooo:paragraph-rsid="0079311a"/>
    </style:style>
    <style:style style:name="P2" style:family="paragraph" style:parent-style-name="Heading_20_1">
      <style:text-properties officeooo:rsid="0078bf65" officeooo:paragraph-rsid="0078bf65"/>
    </style:style>
    <style:style style:name="P3" style:family="paragraph" style:parent-style-name="Standard">
      <style:text-properties officeooo:paragraph-rsid="0071b42a"/>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1">
      <style:text-properties officeooo:paragraph-rsid="00a87f7e"/>
    </style:style>
    <style:style style:name="P6" style:family="paragraph" style:parent-style-name="Standard" style:list-style-name="L1"/>
    <style:style style:name="P7" style:family="paragraph" style:parent-style-name="List_20_Paragraph" style:list-style-name="L2"/>
    <style:style style:name="P8" style:family="paragraph" style:parent-style-name="Standard" style:list-style-name="L1">
      <style:text-properties officeooo:paragraph-rsid="006cb291"/>
    </style:style>
    <style:style style:name="P9" style:family="paragraph" style:parent-style-name="Heading_20_1">
      <style:paragraph-properties fo:break-before="page"/>
      <style:text-properties officeooo:paragraph-rsid="003f62b7"/>
    </style:style>
    <style:style style:name="P10" style:family="paragraph" style:parent-style-name="Heading_20_1">
      <style:text-properties officeooo:rsid="0040bad9" officeooo:paragraph-rsid="0040bad9"/>
    </style:style>
    <style:style style:name="P11" style:family="paragraph" style:parent-style-name="Standard">
      <style:text-properties officeooo:rsid="004170e7" officeooo:paragraph-rsid="00b8c62e"/>
    </style:style>
    <style:style style:name="P12" style:family="paragraph" style:parent-style-name="Standard">
      <style:text-properties officeooo:paragraph-rsid="00b8c62e"/>
    </style:style>
    <style:style style:name="P13" style:family="paragraph" style:parent-style-name="Table_20_Header">
      <style:text-properties officeooo:paragraph-rsid="00b724b0"/>
    </style:style>
    <style:style style:name="P14" style:family="paragraph" style:parent-style-name="Table_20_Header">
      <style:text-properties officeooo:rsid="00b337f8" officeooo:paragraph-rsid="00b724b0"/>
    </style:style>
    <style:style style:name="P15" style:family="paragraph" style:parent-style-name="Table_20_Contents">
      <style:text-properties officeooo:paragraph-rsid="00b724b0"/>
    </style:style>
    <style:style style:name="P16" style:family="paragraph" style:parent-style-name="Table_20_Contents">
      <style:text-properties officeooo:rsid="00b3bc3d" officeooo:paragraph-rsid="00b724b0"/>
    </style:style>
    <style:style style:name="P17" style:family="paragraph" style:parent-style-name="Table_20_Contents">
      <style:text-properties officeooo:rsid="00a8c038" officeooo:paragraph-rsid="00b724b0"/>
    </style:style>
    <style:style style:name="P18" style:family="paragraph" style:parent-style-name="Table_20_Contents">
      <style:text-properties officeooo:rsid="00b724b0" officeooo:paragraph-rsid="00b724b0"/>
    </style:style>
    <style:style style:name="P19" style:family="paragraph" style:parent-style-name="Table_20_Contents">
      <style:text-properties officeooo:rsid="00b69a76" officeooo:paragraph-rsid="00b724b0"/>
    </style:style>
    <style:style style:name="P20" style:family="paragraph" style:parent-style-name="Standard">
      <style:text-properties officeooo:paragraph-rsid="00b724b0"/>
    </style:style>
    <style:style style:name="P21" style:family="paragraph" style:parent-style-name="Heading_20_1">
      <style:paragraph-properties fo:break-before="page"/>
      <style:text-properties officeooo:paragraph-rsid="0091342b"/>
    </style:style>
    <style:style style:name="P22" style:family="paragraph" style:parent-style-name="Heading_20_1">
      <style:text-properties officeooo:paragraph-rsid="0091342b"/>
    </style:style>
    <style:style style:name="P23" style:family="paragraph" style:parent-style-name="Standard">
      <style:text-properties officeooo:paragraph-rsid="0091342b"/>
    </style:style>
    <style:style style:name="P24" style:family="paragraph" style:parent-style-name="Heading_20_2">
      <style:text-properties officeooo:paragraph-rsid="0091342b"/>
    </style:style>
    <style:style style:name="P25" style:family="paragraph" style:parent-style-name="Standard">
      <style:text-properties officeooo:rsid="002094ae" officeooo:paragraph-rsid="0091342b"/>
    </style:style>
    <style:style style:name="P26" style:family="paragraph" style:parent-style-name="Standard">
      <style:text-properties officeooo:rsid="0041811b" officeooo:paragraph-rsid="0091342b"/>
    </style:style>
    <style:style style:name="P27" style:family="paragraph" style:parent-style-name="Standard">
      <style:text-properties officeooo:rsid="0021f2ff" officeooo:paragraph-rsid="0091342b"/>
    </style:style>
    <style:style style:name="P28" style:family="paragraph" style:parent-style-name="Heading_20_2">
      <style:text-properties officeooo:rsid="003401ac" officeooo:paragraph-rsid="0091342b"/>
    </style:style>
    <style:style style:name="P29" style:family="paragraph" style:parent-style-name="Heading_20_2">
      <style:text-properties officeooo:rsid="00367791" officeooo:paragraph-rsid="0091342b"/>
    </style:style>
    <style:style style:name="P30" style:family="paragraph" style:parent-style-name="Table_20_Header">
      <style:text-properties officeooo:paragraph-rsid="0091342b"/>
    </style:style>
    <style:style style:name="P31" style:family="paragraph" style:parent-style-name="Table_20_Contents">
      <style:text-properties officeooo:paragraph-rsid="0091342b"/>
    </style:style>
    <style:style style:name="P32" style:family="paragraph" style:parent-style-name="Table_20_Contents">
      <style:text-properties officeooo:rsid="0079311a" officeooo:paragraph-rsid="0091342b"/>
    </style:style>
    <style:style style:name="P33" style:family="paragraph" style:parent-style-name="Standard">
      <style:paragraph-properties>
        <style:tab-stops>
          <style:tab-stop style:position="285.76pt"/>
        </style:tab-stops>
      </style:paragraph-properties>
      <style:text-properties officeooo:rsid="005a11d5" officeooo:paragraph-rsid="0091342b"/>
    </style:style>
    <style:style style:name="P34" style:family="paragraph" style:parent-style-name="Markierung">
      <style:text-properties officeooo:paragraph-rsid="0091342b"/>
    </style:style>
    <style:style style:name="P35" style:family="paragraph" style:parent-style-name="Markierung">
      <style:paragraph-properties>
        <style:tab-stops>
          <style:tab-stop style:position="285.76pt"/>
        </style:tab-stops>
      </style:paragraph-properties>
      <style:text-properties officeooo:rsid="005a11d5" officeooo:paragraph-rsid="0091342b"/>
    </style:style>
    <style:style style:name="P36" style:family="paragraph" style:parent-style-name="Hint">
      <style:text-properties officeooo:paragraph-rsid="0091342b"/>
    </style:style>
    <style:style style:name="P37" style:family="paragraph" style:parent-style-name="Standard">
      <style:text-properties officeooo:rsid="004730d6" officeooo:paragraph-rsid="0091342b"/>
    </style:style>
    <style:style style:name="P38" style:family="paragraph" style:parent-style-name="Standard">
      <style:text-properties officeooo:rsid="005bed3d" officeooo:paragraph-rsid="0091342b"/>
    </style:style>
    <style:style style:name="P39" style:family="paragraph" style:parent-style-name="Standard">
      <style:text-properties officeooo:rsid="0062263c" officeooo:paragraph-rsid="0091342b"/>
    </style:style>
    <style:style style:name="P40" style:family="paragraph" style:parent-style-name="Fett">
      <style:paragraph-properties fo:margin-top="0pt" fo:margin-bottom="0pt" style:contextual-spacing="false"/>
    </style:style>
    <style:style style:name="P41" style:family="paragraph" style:parent-style-name="Standard">
      <style:text-properties officeooo:rsid="00b0f90b"/>
    </style:style>
    <style:style style:name="P42" style:family="paragraph" style:parent-style-name="Heading_20_1">
      <style:paragraph-properties fo:break-before="page"/>
    </style:style>
    <style:style style:name="P43" style:family="paragraph" style:parent-style-name="Standard">
      <style:text-properties officeooo:rsid="006d553f" officeooo:paragraph-rsid="0099321d"/>
    </style:style>
    <style:style style:name="P44" style:family="paragraph" style:parent-style-name="Standard">
      <style:text-properties officeooo:rsid="0099321d" officeooo:paragraph-rsid="0099321d"/>
    </style:style>
    <style:style style:name="P45" style:family="paragraph" style:parent-style-name="List_20_Paragraph" style:list-style-name="L3"/>
    <style:style style:name="P46" style:family="paragraph" style:parent-style-name="Standard">
      <style:text-properties officeooo:rsid="00b0f90b" officeooo:paragraph-rsid="0099321d"/>
    </style:style>
    <style:style style:name="P47" style:family="paragraph" style:parent-style-name="Heading_20_2">
      <style:paragraph-properties fo:break-before="page"/>
    </style:style>
    <style:style style:name="P48" style:family="paragraph" style:parent-style-name="Standard">
      <style:text-properties officeooo:rsid="006e75d6" officeooo:paragraph-rsid="00b8c62e"/>
    </style:style>
    <style:style style:name="P49" style:family="paragraph" style:parent-style-name="Heading_20_3">
      <style:text-properties officeooo:paragraph-rsid="00b8c62e"/>
    </style:style>
    <style:style style:name="P50" style:family="paragraph" style:parent-style-name="Standard">
      <style:text-properties fo:font-weight="normal" officeooo:rsid="0099321d" officeooo:paragraph-rsid="00b8c62e" style:font-weight-asian="normal" style:font-weight-complex="normal"/>
    </style:style>
    <style:style style:name="P51" style:family="paragraph" style:parent-style-name="Standard">
      <style:text-properties officeooo:rsid="00ba7989" officeooo:paragraph-rsid="00ba7989"/>
    </style:style>
    <style:style style:name="P52" style:family="paragraph" style:parent-style-name="Table_20_Header">
      <style:text-properties officeooo:paragraph-rsid="00b8c62e"/>
    </style:style>
    <style:style style:name="P53" style:family="paragraph" style:parent-style-name="Table_20_Header">
      <style:text-properties officeooo:rsid="00b337f8" officeooo:paragraph-rsid="00b8c62e"/>
    </style:style>
    <style:style style:name="P54" style:family="paragraph" style:parent-style-name="Table_20_Contents">
      <style:text-properties officeooo:paragraph-rsid="00b8c62e"/>
    </style:style>
    <style:style style:name="P55" style:family="paragraph" style:parent-style-name="Table_20_Contents">
      <style:text-properties officeooo:rsid="00b3bc3d" officeooo:paragraph-rsid="00b8c62e"/>
    </style:style>
    <style:style style:name="P56" style:family="paragraph" style:parent-style-name="Table_20_Contents">
      <style:text-properties officeooo:rsid="00a8c038" officeooo:paragraph-rsid="00b8c62e"/>
    </style:style>
    <style:style style:name="P57" style:family="paragraph" style:parent-style-name="Table_20_Contents">
      <style:text-properties officeooo:rsid="00b724b0" officeooo:paragraph-rsid="00b8c62e"/>
    </style:style>
    <style:style style:name="P58" style:family="paragraph" style:parent-style-name="Table_20_Contents">
      <style:text-properties officeooo:rsid="00b69a76" officeooo:paragraph-rsid="00b8c62e"/>
    </style:style>
    <style:style style:name="P59" style:family="paragraph" style:parent-style-name="Standard">
      <style:paragraph-properties fo:break-before="page"/>
      <style:text-properties officeooo:paragraph-rsid="00b8c62e"/>
    </style:style>
    <style:style style:name="P60" style:family="paragraph" style:parent-style-name="Heading_20_2">
      <style:text-properties officeooo:rsid="00aa1ae0" officeooo:paragraph-rsid="00aa1ae0"/>
    </style:style>
    <style:style style:name="P61" style:family="paragraph" style:parent-style-name="Standard">
      <style:text-properties officeooo:rsid="00aa1ae0" officeooo:paragraph-rsid="00aa1ae0"/>
    </style:style>
    <style:style style:name="P62" style:family="paragraph" style:parent-style-name="Standard">
      <style:text-properties officeooo:rsid="00ae53b4" officeooo:paragraph-rsid="00ae53b4"/>
    </style:style>
    <style:style style:name="P63" style:family="paragraph" style:parent-style-name="Standard">
      <style:text-properties officeooo:rsid="00abca2e" officeooo:paragraph-rsid="00abca2e"/>
    </style:style>
    <style:style style:name="P64" style:family="paragraph" style:parent-style-name="Standard">
      <style:text-properties officeooo:rsid="00aa1ae0" officeooo:paragraph-rsid="00ad03ca"/>
    </style:style>
    <style:style style:name="P65" style:family="paragraph" style:parent-style-name="Standard">
      <style:text-properties officeooo:rsid="0094f51f" officeooo:paragraph-rsid="00aa1ae0"/>
    </style:style>
    <style:style style:name="P66" style:family="paragraph" style:parent-style-name="Heading_20_2">
      <style:paragraph-properties fo:break-before="page"/>
      <style:text-properties officeooo:rsid="00abca2e" officeooo:paragraph-rsid="00abca2e"/>
    </style:style>
    <style:style style:name="P67" style:family="paragraph" style:parent-style-name="Standard">
      <style:text-properties officeooo:rsid="009ccdde" officeooo:paragraph-rsid="00abca2e"/>
    </style:style>
    <style:style style:name="P68" style:family="paragraph" style:parent-style-name="Standard">
      <style:text-properties officeooo:rsid="00ae53b4" officeooo:paragraph-rsid="00af03da"/>
    </style:style>
    <style:style style:name="P69" style:family="paragraph" style:parent-style-name="Heading_20_3">
      <style:text-properties officeooo:paragraph-rsid="00abca2e"/>
    </style:style>
    <style:style style:name="P70" style:family="paragraph" style:parent-style-name="Standard">
      <style:text-properties officeooo:paragraph-rsid="00abca2e"/>
    </style:style>
    <style:style style:name="P71" style:family="paragraph" style:parent-style-name="Standard">
      <style:text-properties officeooo:rsid="00aa1ae0" officeooo:paragraph-rsid="00abca2e"/>
    </style:style>
    <style:style style:name="P72" style:family="paragraph" style:parent-style-name="Standard">
      <style:text-properties officeooo:rsid="009ccdde" officeooo:paragraph-rsid="00ae53b4"/>
    </style:style>
    <style:style style:name="P73" style:family="paragraph" style:parent-style-name="Standard">
      <style:text-properties officeooo:rsid="00abca2e" officeooo:paragraph-rsid="00ae53b4"/>
    </style:style>
    <style:style style:name="P74" style:family="paragraph" style:parent-style-name="Heading_20_2">
      <style:paragraph-properties fo:break-before="page"/>
      <style:text-properties officeooo:rsid="00a8c038" officeooo:paragraph-rsid="00a8c038"/>
    </style:style>
    <style:style style:name="P75" style:family="paragraph" style:parent-style-name="Standard">
      <style:text-properties officeooo:rsid="009a1ec8" officeooo:paragraph-rsid="009a1ec8"/>
    </style:style>
    <style:style style:name="P76" style:family="paragraph" style:parent-style-name="Standard">
      <style:text-properties officeooo:rsid="009ccdde" officeooo:paragraph-rsid="009ccdde"/>
    </style:style>
    <style:style style:name="P77" style:family="paragraph" style:parent-style-name="Standard">
      <style:text-properties officeooo:rsid="009ccdde" officeooo:paragraph-rsid="00a8c038"/>
    </style:style>
    <style:style style:name="P78" style:family="paragraph" style:parent-style-name="Standard">
      <style:text-properties officeooo:rsid="009ccdde" officeooo:paragraph-rsid="00a1629b"/>
    </style:style>
    <style:style style:name="P79" style:family="paragraph" style:parent-style-name="Standard">
      <style:text-properties officeooo:rsid="009be987" officeooo:paragraph-rsid="009a1ec8"/>
    </style:style>
    <style:style style:name="P80" style:family="paragraph" style:parent-style-name="Standard">
      <style:text-properties officeooo:rsid="0094f51f" officeooo:paragraph-rsid="009be987"/>
    </style:style>
    <style:style style:name="P81" style:family="paragraph" style:parent-style-name="Standard">
      <style:text-properties officeooo:rsid="00a31e94" officeooo:paragraph-rsid="00a31e94"/>
    </style:style>
    <style:style style:name="P82" style:family="paragraph" style:parent-style-name="Standard">
      <style:text-properties officeooo:rsid="00ad03ca" officeooo:paragraph-rsid="00ad03ca"/>
    </style:style>
    <style:style style:name="P83" style:family="paragraph" style:parent-style-name="Standard">
      <style:text-properties fo:font-weight="normal" officeooo:rsid="00a31e94" officeooo:paragraph-rsid="00a34f3c" style:font-weight-asian="normal" style:font-weight-complex="normal"/>
    </style:style>
    <style:style style:name="P84" style:family="paragraph" style:parent-style-name="Standard">
      <style:text-properties officeooo:rsid="00a31e94" officeooo:paragraph-rsid="00abca2e"/>
    </style:style>
    <style:style style:name="P85" style:family="paragraph" style:parent-style-name="Standard">
      <style:text-properties officeooo:paragraph-rsid="00a34f3c"/>
    </style:style>
    <style:style style:name="P86" style:family="paragraph" style:parent-style-name="Standard">
      <style:text-properties officeooo:paragraph-rsid="00ad03ca"/>
    </style:style>
    <style:style style:name="P87" style:family="paragraph" style:parent-style-name="Standard">
      <style:text-properties officeooo:paragraph-rsid="009be987"/>
    </style:style>
    <style:style style:name="P88" style:family="paragraph" style:parent-style-name="Standard">
      <style:text-properties officeooo:rsid="009b31d6" officeooo:paragraph-rsid="009b31d6"/>
    </style:style>
    <style:style style:name="P89" style:family="paragraph" style:parent-style-name="Standard">
      <style:text-properties officeooo:rsid="0093342a" officeooo:paragraph-rsid="0093342a"/>
    </style:style>
    <style:style style:name="P90" style:family="paragraph" style:parent-style-name="Heading_20_1">
      <style:paragraph-properties fo:margin-top="0pt" fo:margin-bottom="4.99pt" style:contextual-spacing="false" fo:break-before="page"/>
      <style:text-properties officeooo:paragraph-rsid="0049c165"/>
    </style:style>
    <style:style style:name="P91" style:family="paragraph" style:parent-style-name="Heading_20_1">
      <style:text-properties officeooo:rsid="0049c165" officeooo:paragraph-rsid="0049c165"/>
    </style:style>
    <style:style style:name="P92" style:family="paragraph" style:parent-style-name="Standard">
      <style:text-properties officeooo:paragraph-rsid="0049c165"/>
    </style:style>
    <style:style style:name="P93" style:family="paragraph" style:parent-style-name="Standard">
      <style:text-properties officeooo:rsid="0049c165" officeooo:paragraph-rsid="0049c165"/>
    </style:style>
    <style:style style:name="P94" style:family="paragraph" style:parent-style-name="Heading_20_2">
      <style:text-properties officeooo:paragraph-rsid="0049c165"/>
    </style:style>
    <style:style style:name="P95" style:family="paragraph" style:parent-style-name="Standard">
      <style:text-properties officeooo:paragraph-rsid="004fa1e2"/>
    </style:style>
    <style:style style:name="P96" style:family="paragraph" style:parent-style-name="Standard">
      <style:text-properties officeooo:rsid="0053a9dd" officeooo:paragraph-rsid="0053a9dd"/>
    </style:style>
    <style:style style:name="P97" style:family="paragraph" style:parent-style-name="List_20_Paragraph" style:list-style-name="L4"/>
    <style:style style:name="P98" style:family="paragraph" style:parent-style-name="Heading_20_2">
      <style:text-properties officeooo:paragraph-rsid="004fa1e2"/>
    </style:style>
    <style:style style:name="P99" style:family="paragraph" style:parent-style-name="Standard">
      <style:text-properties officeooo:rsid="005029ae" officeooo:paragraph-rsid="005029ae"/>
    </style:style>
    <style:style style:name="P100" style:family="paragraph" style:parent-style-name="List_20_Paragraph" style:list-style-name="L5"/>
    <style:style style:name="P101" style:family="paragraph" style:parent-style-name="Standard">
      <style:text-properties officeooo:rsid="004fa1e2" officeooo:paragraph-rsid="004fa1e2"/>
    </style:style>
    <style:style style:name="P102" style:family="paragraph" style:parent-style-name="Heading_20_2">
      <style:text-properties officeooo:paragraph-rsid="005029ae"/>
    </style:style>
    <style:style style:name="P103" style:family="paragraph" style:parent-style-name="Standard">
      <style:text-properties officeooo:paragraph-rsid="005029ae"/>
    </style:style>
    <style:style style:name="P104" style:family="paragraph" style:parent-style-name="Heading_20_2">
      <style:text-properties officeooo:paragraph-rsid="00567185"/>
    </style:style>
    <style:style style:name="P105" style:family="paragraph" style:parent-style-name="Standard">
      <style:text-properties officeooo:paragraph-rsid="00567185"/>
    </style:style>
    <style:style style:name="P106" style:family="paragraph" style:parent-style-name="Heading_20_3">
      <style:text-properties officeooo:paragraph-rsid="00567185"/>
    </style:style>
    <style:style style:name="P107" style:family="paragraph" style:parent-style-name="Standard">
      <style:text-properties officeooo:rsid="005216af" officeooo:paragraph-rsid="00567185"/>
    </style:style>
    <style:style style:name="P108" style:family="paragraph" style:parent-style-name="Standard">
      <style:text-properties officeooo:rsid="00538540" officeooo:paragraph-rsid="00567185"/>
    </style:style>
    <style:style style:name="P109" style:family="paragraph" style:parent-style-name="List_20_Paragraph" style:list-style-name="L6">
      <style:text-properties officeooo:paragraph-rsid="00567185"/>
    </style:style>
    <style:style style:name="P110" style:family="paragraph" style:parent-style-name="List_20_Paragraph">
      <style:text-properties officeooo:paragraph-rsid="00567185"/>
    </style:style>
    <style:style style:name="P111" style:family="paragraph" style:parent-style-name="Standard">
      <style:text-properties officeooo:rsid="0053a9dd" officeooo:paragraph-rsid="00567185"/>
    </style:style>
    <style:style style:name="P112" style:family="paragraph" style:parent-style-name="Standard">
      <style:text-properties officeooo:rsid="0054b125" officeooo:paragraph-rsid="00567185"/>
    </style:style>
    <style:style style:name="P113" style:family="paragraph" style:parent-style-name="Standard">
      <style:text-properties officeooo:rsid="005c2096" officeooo:paragraph-rsid="005c2096"/>
    </style:style>
    <style:style style:name="P114" style:family="paragraph" style:parent-style-name="Standard">
      <style:text-properties officeooo:rsid="00554660" officeooo:paragraph-rsid="005c2096"/>
    </style:style>
    <style:style style:name="P115" style:family="paragraph" style:parent-style-name="Standard">
      <style:text-properties officeooo:rsid="0080b0f7"/>
    </style:style>
    <style:style style:name="T1" style:family="text">
      <style:text-properties officeooo:rsid="0071b42a"/>
    </style:style>
    <style:style style:name="T2" style:family="text">
      <style:text-properties fo:font-weight="bold" officeooo:rsid="00a87f7e" style:font-weight-asian="bold" style:font-weight-complex="bold"/>
    </style:style>
    <style:style style:name="T3" style:family="text">
      <style:text-properties officeooo:rsid="006cb291"/>
    </style:style>
    <style:style style:name="T4" style:family="text">
      <style:text-properties officeooo:rsid="006e75d6"/>
    </style:style>
    <style:style style:name="T5" style:family="text">
      <style:text-properties officeooo:rsid="0062f630"/>
    </style:style>
    <style:style style:name="T6" style:family="text">
      <style:text-properties officeooo:rsid="006f1674"/>
    </style:style>
    <style:style style:name="T7" style:family="text">
      <style:text-properties officeooo:rsid="006d553f"/>
    </style:style>
    <style:style style:name="T8" style:family="text">
      <style:text-properties officeooo:rsid="00921ee3"/>
    </style:style>
    <style:style style:name="T9" style:family="text">
      <style:text-properties officeooo:rsid="00642d6f"/>
    </style:style>
    <style:style style:name="T10" style:family="text">
      <style:text-properties officeooo:rsid="00b8c62e"/>
    </style:style>
    <style:style style:name="T11" style:family="text">
      <style:text-properties officeooo:rsid="004170e7"/>
    </style:style>
    <style:style style:name="T12" style:family="text">
      <style:text-properties officeooo:rsid="005a11d5"/>
    </style:style>
    <style:style style:name="T13" style:family="text">
      <style:text-properties officeooo:rsid="005d2daa"/>
    </style:style>
    <style:style style:name="T14" style:family="text">
      <style:text-properties officeooo:rsid="00b69a76"/>
    </style:style>
    <style:style style:name="T15" style:family="text">
      <style:text-properties officeooo:rsid="00b3bc3d"/>
    </style:style>
    <style:style style:name="T16" style:family="text">
      <style:text-properties officeooo:rsid="00b565f7"/>
    </style:style>
    <style:style style:name="T17" style:family="text">
      <style:text-properties officeooo:rsid="006bacdb"/>
    </style:style>
    <style:style style:name="T18" style:family="text">
      <style:text-properties officeooo:rsid="00b724b0"/>
    </style:style>
    <style:style style:name="T19" style:family="text">
      <style:text-properties officeooo:rsid="0021f2ff"/>
    </style:style>
    <style:style style:name="T20" style:family="text">
      <style:text-properties officeooo:rsid="00281a55"/>
    </style:style>
    <style:style style:name="T21" style:family="text">
      <style:text-properties officeooo:rsid="0041811b"/>
    </style:style>
    <style:style style:name="T22" style:family="text">
      <style:text-properties officeooo:rsid="00367791"/>
    </style:style>
    <style:style style:name="T23" style:family="text">
      <style:text-properties officeooo:rsid="0091342b"/>
    </style:style>
    <style:style style:name="T24" style:family="text">
      <style:text-properties fo:font-weight="bold" officeooo:rsid="00642d6f" style:font-weight-asian="bold" style:font-weight-complex="bold"/>
    </style:style>
    <style:style style:name="T25" style:family="text">
      <style:text-properties officeooo:rsid="004730d6"/>
    </style:style>
    <style:style style:name="T26" style:family="text">
      <style:text-properties officeooo:rsid="005bed3d"/>
    </style:style>
    <style:style style:name="T27" style:family="text">
      <style:text-properties fo:font-weight="bold" officeooo:rsid="0071b42a" style:font-weight-asian="bold" style:font-weight-complex="bold"/>
    </style:style>
    <style:style style:name="T28" style:family="text">
      <style:text-properties fo:font-weight="bold" style:font-weight-asian="bold" style:font-weight-complex="bold"/>
    </style:style>
    <style:style style:name="T29" style:family="text">
      <style:text-properties officeooo:rsid="00a87f7e"/>
    </style:style>
    <style:style style:name="T30" style:family="text">
      <style:text-properties officeooo:rsid="0048a840"/>
    </style:style>
    <style:style style:name="T31" style:family="text">
      <style:text-properties officeooo:rsid="005c2096"/>
    </style:style>
    <style:style style:name="T32" style:family="text">
      <style:text-properties officeooo:rsid="00486ea3"/>
    </style:style>
    <style:style style:name="T33" style:family="text">
      <style:text-properties officeooo:rsid="0099321d"/>
    </style:style>
    <style:style style:name="T34" style:family="text">
      <style:text-properties officeooo:rsid="00ba7989"/>
    </style:style>
    <style:style style:name="T35" style:family="text">
      <style:text-properties officeooo:rsid="009ea2bc"/>
    </style:style>
    <style:style style:name="T36" style:family="text">
      <style:text-properties fo:font-weight="bold" officeooo:rsid="00ad03ca"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ad03ca" style:font-weight-asian="normal" style:font-weight-complex="normal"/>
    </style:style>
    <style:style style:name="T39" style:family="text">
      <style:text-properties officeooo:rsid="00a00fc6"/>
    </style:style>
    <style:style style:name="T40" style:family="text">
      <style:text-properties officeooo:rsid="00af03da"/>
    </style:style>
    <style:style style:name="T41" style:family="text">
      <style:text-properties fo:font-weight="bold" officeooo:rsid="00a1629b" style:font-weight-asian="bold" style:font-weight-complex="bold"/>
    </style:style>
    <style:style style:name="T42" style:family="text">
      <style:text-properties fo:font-weight="bold" officeooo:rsid="009ccdde" style:font-weight-asian="bold" style:font-weight-complex="bold"/>
    </style:style>
    <style:style style:name="T43" style:family="text">
      <style:text-properties officeooo:rsid="00ae53b4"/>
    </style:style>
    <style:style style:name="T44" style:family="text">
      <style:text-properties officeooo:rsid="009ccdde"/>
    </style:style>
    <style:style style:name="T45" style:family="text">
      <style:text-properties officeooo:rsid="00abca2e"/>
    </style:style>
    <style:style style:name="T46" style:family="text">
      <style:text-properties officeooo:rsid="00a8c038"/>
    </style:style>
    <style:style style:name="T47" style:family="text">
      <style:text-properties officeooo:rsid="00aa1ae0"/>
    </style:style>
    <style:style style:name="T48" style:family="text">
      <style:text-properties fo:font-weight="bold" officeooo:rsid="00a8c038" style:font-weight-asian="bold" style:font-weight-complex="bold"/>
    </style:style>
    <style:style style:name="T49" style:family="text">
      <style:text-properties fo:font-weight="bold" officeooo:rsid="00aa1ae0" style:font-weight-asian="bold" style:font-weight-complex="bold"/>
    </style:style>
    <style:style style:name="T50" style:family="text">
      <style:text-properties officeooo:rsid="00ad03ca"/>
    </style:style>
    <style:style style:name="T51" style:family="text">
      <style:text-properties officeooo:rsid="00a31e94"/>
    </style:style>
    <style:style style:name="T52" style:family="text">
      <style:text-properties officeooo:rsid="00a34f3c"/>
    </style:style>
    <style:style style:name="T53" style:family="text">
      <style:text-properties fo:font-weight="bold" officeooo:rsid="00a31e94" style:font-weight-asian="bold" style:font-weight-complex="bold"/>
    </style:style>
    <style:style style:name="T54" style:family="text">
      <style:text-properties fo:font-weight="normal" officeooo:rsid="00a31e94" style:font-weight-asian="normal" style:font-weight-complex="normal"/>
    </style:style>
    <style:style style:name="T55" style:family="text">
      <style:text-properties fo:font-weight="normal" officeooo:rsid="00aa1ae0" style:font-weight-asian="normal" style:font-weight-complex="normal"/>
    </style:style>
    <style:style style:name="T56" style:family="text">
      <style:text-properties officeooo:rsid="0049c165"/>
    </style:style>
    <style:style style:name="T57" style:family="text">
      <style:text-properties officeooo:rsid="004e1478"/>
    </style:style>
    <style:style style:name="T58" style:family="text">
      <style:text-properties officeooo:rsid="004b3fbc"/>
    </style:style>
    <style:style style:name="T59" style:family="text">
      <style:text-properties officeooo:rsid="004fa1e2"/>
    </style:style>
    <style:style style:name="T60" style:family="text">
      <style:text-properties officeooo:rsid="0053a9dd"/>
    </style:style>
    <style:style style:name="T61" style:family="text">
      <style:text-properties officeooo:rsid="005029ae"/>
    </style:style>
    <style:style style:name="T62" style:family="text">
      <style:text-properties officeooo:rsid="005216af"/>
    </style:style>
    <style:style style:name="T63" style:family="text">
      <style:text-properties officeooo:rsid="00567185"/>
    </style:style>
    <style:style style:name="T64" style:family="text">
      <style:text-properties officeooo:rsid="00538540"/>
    </style:style>
    <style:style style:name="T65" style:family="text">
      <style:text-properties officeooo:rsid="005409ff"/>
    </style:style>
    <style:style style:name="T66" style:family="text">
      <style:text-properties officeooo:rsid="0054b125"/>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Kapitel 1</text:h>
        <text:h text:style-name="P2" text:outline-level="1">Erschaffung</text:h>
        <text:p text:style-name="P3">Natürlich ist dein Charakter für dich das Zentrum des Spiels. Vermutlich hast du schon ein paar konkrete Vorstellungen und Ideen, die du gerne umsetzen möchtest.</text:p>
        <text:p text:style-name="P3">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1804835162" text:style-name="L1">
                <text:list-item>
                  <text:p text:style-name="P4"><text:span text:style-name="T2">Playbook</text:span> : Im Anhang findest du Playbooks, <text:span text:style-name="T1">also</text:span> vordefinierte, archetypische Helden oder Klassen. Wähle eines davon aus.</text:p>
                </text:list-item>
                <text:list-item>
                  <text:p text:style-name="P5"><text:span text:style-name="T2">Attribute</text:span>: Verteile <text:span text:style-name="T3">die folgenden Werte auf deine Attribute: </text:span><text:span text:style-name="T4">4</text:span><text:span text:style-name="T3">, 4, </text:span><text:span text:style-name="T4">3</text:span><text:span text:style-name="T3">, 3, </text:span><text:span text:style-name="T4">2</text:span><text:span text:style-name="T3">, 2, </text:span><text:span text:style-name="T4">2.</text:span></text:p>
                </text:list-item>
                <text:list-item>
                  <text:p text:style-name="P6"><text:span text:style-name="T2">Talente</text:span>: <text:span text:style-name="T5">Wähle zwei Talente von deinem Playbook. </text:span><text:span text:style-name="T6">Optional kannst du auch von den Hintergründen in Kapitel “Talente” wählen.</text:span></text:p>
                </text:list-item>
                <text:list-item>
                  <text:p text:style-name="P6"><text:span text:style-name="T2">Merkmale</text:span>: Du startest mit:</text:p>
                </text:list-item>
              </text:list>
              <text:list text:style-name="L2">
                <text:list-item>
                  <text:p text:style-name="P7">Level 1</text:p>
                </text:list-item>
                <text:list-item>
                  <text:p text:style-name="P7">0 Erfahrung</text:p>
                </text:list-item>
                <text:list-item>
                  <text:p text:style-name="P7">0 Schaden</text:p>
                </text:list-item>
                <text:list-item>
                  <text:p text:style-name="P7">0 Stress</text:p>
                </text:list-item>
              </text:list>
              <text:list text:continue-list="list1804835162" text:style-name="L1">
                <text:list-item>
                  <text:p text:style-name="P6"><text:span text:style-name="T2">Inventar</text:span>: Du startest mit leichtem Gepäck, es sei den der Erzähler bestimmt etwas anderes.</text:p>
                </text:list-item>
                <text:list-item>
                  <text:p text:style-name="P8"><text:span text:style-name="T2">Details</text:span>: <text:span text:style-name="T7">Gib deinem Charakter einen Namen, leg fest wo er herkommt, was ihn motiviert und beschreibe ein paar Details zu ihm (z.B. Geschlecht, Haarfarbe, </text:span><text:span text:style-name="T8">oder </text:span><text:span text:style-name="T7">Alter).</text:span></text:p>
                </text:list-item>
              </text:list>
            </table:table-cell>
          </table:table-row>
        </table:table>
        <text:p text:style-name="Standard"/>
        <text:h text:style-name="P9" text:outline-level="1">Kapitel <text:span text:style-name="T9">2</text:span></text:h>
        <text:h text:style-name="P10" text:outline-level="1">Attribute</text:h>
        <text:p text:style-name="P11">Attribute verkörpern die grundlegenden Fähigkeiten deines Helden <text:span text:style-name="T10">und</text:span> bilden die Basis für alle <text:span text:style-name="T10">seine </text:span>Proben.</text:p>
        <text:p text:style-name="P12"><text:span text:style-name="T10">Attribute werden </text:span><text:span text:style-name="T11">auf einer Skala von 1 (ahnungslos) bis 10 (legendär) gemessen. </text:span><text:span text:style-name="T10">G</text:span><text:span text:style-name="T11">ewöhnliche Menschen besitzen in den Attributen, die ihnen wichtig sind </text:span><text:span text:style-name="T12">3 Punkte.</text:span></text:p>
        <text:p text:style-name="P12"/>
        <table:table table:name="Table3" table:style-name="Table3">
          <table:table-column table:style-name="Table3.A"/>
          <table:table-column table:style-name="Table3.B"/>
          <table:table-row>
            <table:table-cell table:style-name="Table3.A1" office:value-type="string">
              <text:p text:style-name="P13">Attribut</text:p>
            </table:table-cell>
            <table:table-cell table:style-name="Table3.B1" office:value-type="string">
              <text:p text:style-name="P14">Beispiel Fertigkeiten</text:p>
            </table:table-cell>
          </table:table-row>
          <table:table-row>
            <table:table-cell table:style-name="Table3.A2" office:value-type="string">
              <text:p text:style-name="P15">Geschick</text:p>
            </table:table-cell>
            <table:table-cell table:style-name="Table3.B2" office:value-type="string">
              <text:p text:style-name="P15"><text:span text:style-name="T13">Akrobatik, </text:span><text:span text:style-name="T14">Fahren, </text:span><text:span text:style-name="T15">Klettern</text:span></text:p>
            </table:table-cell>
          </table:table-row>
          <table:table-row>
            <table:table-cell table:style-name="Table3.A2" office:value-type="string">
              <text:p text:style-name="P15">Kraft</text:p>
            </table:table-cell>
            <table:table-cell table:style-name="Table3.B3" office:value-type="string">
              <text:p text:style-name="P16"><text:span text:style-name="T16">Ausdauer, </text:span><text:span text:style-name="T13">Athletik, </text:span><text:span text:style-name="T17">Einschüchtern</text:span></text:p>
            </table:table-cell>
          </table:table-row>
          <table:table-row>
            <table:table-cell table:style-name="Table3.A2" office:value-type="string">
              <text:p text:style-name="P15">Gerissenheit</text:p>
            </table:table-cell>
            <table:table-cell table:style-name="Table3.B3" office:value-type="string">
              <text:p text:style-name="P15"><text:span text:style-name="T15">Fälschen, </text:span>Gassenwissen, Schleichen, Schl<text:span text:style-name="T1">oss knacken</text:span>, <text:span text:style-name="T15">Taschendiebstahl, Verkleiden</text:span></text:p>
            </table:table-cell>
          </table:table-row>
          <table:table-row>
            <table:table-cell table:style-name="Table3.A5" office:value-type="string">
              <text:p text:style-name="P17">Kampf</text:p>
            </table:table-cell>
            <table:table-cell table:style-name="Table3.B5" office:value-type="string">
              <text:p text:style-name="P15"><text:span text:style-name="T15">Fernkampf, Geschütze, </text:span>Nahkampf, <text:span text:style-name="T15">Sprengstoff</text:span></text:p>
            </table:table-cell>
          </table:table-row>
          <table:table-row>
            <table:table-cell table:style-name="Table3.A6" office:value-type="string">
              <text:p text:style-name="P18">Zähigkeit</text:p>
            </table:table-cell>
            <table:table-cell table:style-name="Table3.B6" office:value-type="string">
              <text:p text:style-name="P18">Fassung, Mut, Verteidigung, Willenskraft</text:p>
            </table:table-cell>
          </table:table-row>
          <table:table-row>
            <table:table-cell table:style-name="Table3.A6" office:value-type="string">
              <text:p text:style-name="P15">Charisma</text:p>
            </table:table-cell>
            <table:table-cell table:style-name="Table3.B6" office:value-type="string">
              <text:p text:style-name="P15">Empathie, Etikette, Singen, Tanzen, Überreden, <text:span text:style-name="T15">Verhandeln, </text:span>Verführen</text:p>
            </table:table-cell>
          </table:table-row>
          <table:table-row>
            <table:table-cell table:style-name="Table3.A8" office:value-type="string">
              <text:p text:style-name="P15">Klugheit</text:p>
            </table:table-cell>
            <table:table-cell table:style-name="Table3.B8" office:value-type="string">
              <text:p text:style-name="P16">Ermitteln, <text:span text:style-name="T16">Kulturkunde, </text:span>Handwerk, Medizin, <text:span text:style-name="T16">Naturkunde</text:span></text:p>
            </table:table-cell>
          </table:table-row>
          <table:table-row>
            <table:table-cell table:style-name="Table3.A9" office:value-type="string">
              <text:p text:style-name="P19">Instinkt</text:p>
            </table:table-cell>
            <table:table-cell table:style-name="Table3.B9" office:value-type="string">
              <text:p text:style-name="P15"><text:span text:style-name="T18">Magie, </text:span><text:span text:style-name="T15">Tierkunde, </text:span><text:span text:style-name="T1">Wahrnehmung, </text:span>Wildnisleben</text:p>
            </table:table-cell>
          </table:table-row>
        </table:table>
        <text:p text:style-name="P20"/>
        <text:h text:style-name="P21" text:outline-level="1">Kapitel <text:span text:style-name="T9">4</text:span></text:h>
        <text:h text:style-name="P22" text:outline-level="1">Merkmale</text:h>
        <text:p text:style-name="P23">Merkmale sind deine passiven Eigenheiten, die z.B. zeigen wie viel Schaden oder Erschöpfung dein Held einstecken kann, oder welches Level er hat.</text:p>
        <text:p text:style-name="P23"/>
        <text:section text:style-name="Sect2" text:name="Section1">
          <text:h text:style-name="P24" text:outline-level="2">Level</text:h>
          <text:p text:style-name="P25">Das Level gibt Auskunft darüber, wie mächtig dein Held ist.</text:p>
          <text:p text:style-name="P25"><text:span text:style-name="T19">Es</text:span> dient vor allem dem Erzähler als Richtwert, um Abenteuer <text:span text:style-name="T20">und</text:span> herausfordernd <text:span text:style-name="T20">passend zu</text:span> gestalten.</text:p>
          <text:p text:style-name="P25"/>
          <text:h text:style-name="P24" text:outline-level="2">Erfahrung</text:h>
          <text:p text:style-name="P25">Erfahrung ist die Währung, mit der du das Level deines Helden steigerst.</text:p>
          <text:p text:style-name="P25">Du erhältst 1 Erfahrungspunkt <text:span text:style-name="T21">pro</text:span> Spielabend <text:span text:style-name="T21">und</text:span> <text:span text:style-name="T21">für </text:span>das Besiegen mächtiger Gegner.</text:p>
          <text:p text:style-name="P26">Hat dein Held genug Erfahrung, kann er eine Stufe aufsteigen und erhält die zugehörigen Verbesserungen (siehe Tabelle).</text:p>
          <text:p text:style-name="P27"/>
          <text:p text:style-name="P27"/>
          <text:p text:style-name="P27"/>
          <text:h text:style-name="P28" text:outline-level="2">Schaden</text:h>
          <text:p text:style-name="P25">Wird dein Held verletzt, erleidet er Schaden.</text:p>
          <text:p text:style-name="P25">Ein Held kann maximal 3 Schaden verkraften. Überschreitet er dieses Limit, geht er kampfunfähig zu Boden.</text:p>
          <text:p text:style-name="P25">Schaden heilt nur langsam: Dein Held benötigt eine lange Rast, um sich vollständig zu erholen.</text:p>
          <text:p text:style-name="P25"/>
          <text:h text:style-name="P29" text:outline-level="2">Stress</text:h>
          <text:p text:style-name="P27">Setzt dein Held eine besondere Fähigkeit ein, erleidet er <text:span text:style-name="T22">Stress</text:span>.</text:p>
          <text:p text:style-name="P27">Ein Held kann maximal 7 <text:span text:style-name="T22">Stress</text:span> ansammeln. Erreicht er dieses Limit, kann er keine besonderen Fähigkeiten mehr einsetzen.</text:p>
          <text:p text:style-name="P27">Eine einfache Nachtruhe reduziert Stress um 3 Punkte. Abh<text:span text:style-name="T22">ä</text:span>ngig von den Umst<text:span text:style-name="T22">ä</text:span>nden kann dieser Wert auch nur 1 oder bis zu 3 Punkte betragen.</text:p>
          <text:p text:style-name="P27"/>
        </text:section>
        <table:table table:name="Table1" table:style-name="Table1">
          <table:table-column table:style-name="Table1.A"/>
          <table:table-column table:style-name="Table1.B"/>
          <table:table-column table:style-name="Table1.C"/>
          <table:table-row>
            <table:table-cell table:style-name="Table1.A1" office:value-type="string">
              <text:p text:style-name="P30">Level</text:p>
            </table:table-cell>
            <table:table-cell table:style-name="Table1.B1" office:value-type="string">
              <text:p text:style-name="P30">Erfahrung</text:p>
            </table:table-cell>
            <table:table-cell table:style-name="Table1.B1" office:value-type="string">
              <text:p text:style-name="P30">Verbesserung</text:p>
            </table:table-cell>
          </table:table-row>
          <table:table-row>
            <table:table-cell table:style-name="Table1.A2" office:value-type="string">
              <text:p text:style-name="P31">1</text:p>
            </table:table-cell>
            <table:table-cell table:style-name="Table1.B2" office:value-type="string">
              <text:p text:style-name="P31">-</text:p>
            </table:table-cell>
            <table:table-cell table:style-name="Table1.C2" office:value-type="string">
              <text:p text:style-name="P32">Heldenerschaffung</text:p>
            </table:table-cell>
          </table:table-row>
          <table:table-row>
            <table:table-cell table:style-name="Table1.A3" office:value-type="string">
              <text:p text:style-name="P31">2</text:p>
            </table:table-cell>
            <table:table-cell table:style-name="Table1.B3" office:value-type="string">
              <text:p text:style-name="P31">1</text:p>
            </table:table-cell>
            <table:table-cell table:style-name="Table1.C3" office:value-type="string">
              <text:p text:style-name="P31">+1 auf <text:span text:style-name="T12">zwei </text:span>Attribut</text:p>
            </table:table-cell>
          </table:table-row>
          <table:table-row>
            <table:table-cell table:style-name="Table1.A4" office:value-type="string">
              <text:p text:style-name="P31">3</text:p>
            </table:table-cell>
            <table:table-cell table:style-name="Table1.B4" office:value-type="string">
              <text:p text:style-name="P31">3</text:p>
            </table:table-cell>
            <table:table-cell table:style-name="Table1.C4" office:value-type="string">
              <text:p text:style-name="P31">Neues Talent</text:p>
            </table:table-cell>
          </table:table-row>
          <table:table-row>
            <table:table-cell table:style-name="Table1.A5" office:value-type="string">
              <text:p text:style-name="P31">4</text:p>
            </table:table-cell>
            <table:table-cell table:style-name="Table1.B5" office:value-type="string">
              <text:p text:style-name="P31">6</text:p>
            </table:table-cell>
            <table:table-cell table:style-name="Table1.C5" office:value-type="string">
              <text:p text:style-name="P31">+1 auf <text:span text:style-name="T12">zwei </text:span>Attribut</text:p>
            </table:table-cell>
          </table:table-row>
          <table:table-row>
            <table:table-cell table:style-name="Table1.A6" office:value-type="string">
              <text:p text:style-name="P31">5</text:p>
            </table:table-cell>
            <table:table-cell table:style-name="Table1.B6" office:value-type="string">
              <text:p text:style-name="P31">10</text:p>
            </table:table-cell>
            <table:table-cell table:style-name="Table1.C6" office:value-type="string">
              <text:p text:style-name="P31">Neues Talent</text:p>
            </table:table-cell>
          </table:table-row>
          <table:table-row>
            <table:table-cell table:style-name="Table1.A7" office:value-type="string">
              <text:p text:style-name="P31">6</text:p>
            </table:table-cell>
            <table:table-cell table:style-name="Table1.B7" office:value-type="string">
              <text:p text:style-name="P31">15</text:p>
            </table:table-cell>
            <table:table-cell table:style-name="Table1.C7" office:value-type="string">
              <text:p text:style-name="P31">+1 auf <text:span text:style-name="T12">zwei </text:span>Attribut</text:p>
            </table:table-cell>
          </table:table-row>
          <table:table-row>
            <table:table-cell table:style-name="Table1.A8" office:value-type="string">
              <text:p text:style-name="P31">7</text:p>
            </table:table-cell>
            <table:table-cell table:style-name="Table1.B8" office:value-type="string">
              <text:p text:style-name="P31">21</text:p>
            </table:table-cell>
            <table:table-cell table:style-name="Table1.C8" office:value-type="string">
              <text:p text:style-name="P31">Neues Talent</text:p>
            </table:table-cell>
          </table:table-row>
          <table:table-row>
            <table:table-cell table:style-name="Table1.A9" office:value-type="string">
              <text:p text:style-name="P31">8</text:p>
            </table:table-cell>
            <table:table-cell table:style-name="Table1.B9" office:value-type="string">
              <text:p text:style-name="P31">28</text:p>
            </table:table-cell>
            <table:table-cell table:style-name="Table1.C9" office:value-type="string">
              <text:p text:style-name="P31">+1 auf <text:span text:style-name="T12">zwei </text:span>Attribut</text:p>
            </table:table-cell>
          </table:table-row>
          <table:table-row>
            <table:table-cell table:style-name="Table1.A10" office:value-type="string">
              <text:p text:style-name="P31">9</text:p>
            </table:table-cell>
            <table:table-cell table:style-name="Table1.B10" office:value-type="string">
              <text:p text:style-name="P31">36</text:p>
            </table:table-cell>
            <table:table-cell table:style-name="Table1.C10" office:value-type="string">
              <text:p text:style-name="P31">Neues Talent</text:p>
            </table:table-cell>
          </table:table-row>
          <table:table-row>
            <table:table-cell table:style-name="Table1.A11" office:value-type="string">
              <text:p text:style-name="P31">10</text:p>
            </table:table-cell>
            <table:table-cell table:style-name="Table1.B11" office:value-type="string">
              <text:p text:style-name="P31">45</text:p>
            </table:table-cell>
            <table:table-cell table:style-name="Table1.C11" office:value-type="string">
              <text:p text:style-name="P31">+1 auf <text:span text:style-name="T12">zwei </text:span>Attribut</text:p>
            </table:table-cell>
          </table:table-row>
          <table:table-row>
            <table:table-cell table:style-name="Table1.A12" office:value-type="string">
              <text:p text:style-name="P31">11</text:p>
            </table:table-cell>
            <table:table-cell table:style-name="Table1.B12" office:value-type="string">
              <text:p text:style-name="P31">55</text:p>
            </table:table-cell>
            <table:table-cell table:style-name="Table1.C12" office:value-type="string">
              <text:p text:style-name="P31">Neues Talent</text:p>
            </table:table-cell>
          </table:table-row>
          <table:table-row>
            <table:table-cell table:style-name="Table1.A13" office:value-type="string">
              <text:p text:style-name="P31">12</text:p>
            </table:table-cell>
            <table:table-cell table:style-name="Table1.B13" office:value-type="string">
              <text:p text:style-name="P31">66</text:p>
            </table:table-cell>
            <table:table-cell table:style-name="Table1.C13" office:value-type="string">
              <text:p text:style-name="P31">+1 auf <text:span text:style-name="T12">zwei </text:span>Attribut</text:p>
            </table:table-cell>
          </table:table-row>
        </table:table>
        <text:p text:style-name="P23"/>
        <text:h text:style-name="P21" text:outline-level="1">Kapitel <text:span text:style-name="T23">4</text:span></text:h>
        <text:h text:style-name="P22" text:outline-level="1">Ausrüstung</text:h>
        <text:p text:style-name="P33">Ausrüstung wird abstrakt dargestellt. Du legst nur fest, wie schwer dein Gepäck ist, und bestimmst später, welche Gegenstände du dabeihast. <text:s/></text:p>
        <text:p text:style-name="P34"><text:span text:style-name="T24">Leicht</text:span><text:span text:style-name="T25"> </text:span><text:span text:style-name="T26">=</text:span> <text:span text:style-name="T25">2 Items</text:span></text:p>
        <text:p text:style-name="P34"><text:span text:style-name="T24">Mittel (</text:span><text:span text:style-name="T27">z.B. </text:span><text:span text:style-name="T28">Umhängetasche</text:span><text:span text:style-name="T24">)</text:span> <text:span text:style-name="T26">= </text:span><text:s/>5 <text:span text:style-name="T25">Items</text:span></text:p>
        <text:p text:style-name="P35"><text:span text:style-name="T24">Schwer (</text:span><text:span text:style-name="T27">z.B. </text:span><text:span text:style-name="T28">Rucksack</text:span><text:span text:style-name="T24">)</text:span> <text:span text:style-name="T26">=</text:span> 10 <text:span text:style-name="T25">Items</text:span></text:p>
        <text:p text:style-name="P33">Wählst du ein Item, muss es zur Situation und zu deinem Charakter passen. So kannst du z. B. davon ausgehen, dass Proviant auf einer Expedition verfügbar ist. Zusätzlich enthält jedes Playbook eine Liste mit passenden Beispielgegenständen. </text:p>
        <text:p text:style-name="P33">Füllst du deine Vorräte wieder auf, legst du alle bisher festgelegten Gegenstände ab und bestimmst dein Gepäck neu.</text:p>
        <text:p text:style-name="P36"><text:span text:style-name="T2">Hinweis</text:span><text:span text:style-name="T29">: </text:span>Ungewöhnliche Gegenstände (wie z.B. Weihwasser für die Vampirjagd) <text:span text:style-name="T26">werden nicht wie normale Ausrüstung behandelt</text:span>. Diese spezielle Dinge musst du <text:span text:style-name="T26">dediziert im Spiel</text:span> beschaffen.</text:p>
        <text:p text:style-name="P37"/>
        <text:section text:style-name="Sect2" text:name="Section2">
          <text:h text:style-name="P24" text:outline-level="2">Werkzeuge</text:h>
          <text:p text:style-name="P38">Setzt du passendes Werkzeug ein, erhältst du auf zugehörige Proben einen Bonus von +2<text:span text:style-name="T25">.</text:span></text:p>
          <text:p text:style-name="P39">Improvisierte oder unpassende Werkzeuge geben immerhin noch einen Bonus von +1.</text:p>
          <text:p text:style-name="P37">So kannst du beispielsweise eine <text:span text:style-name="T30">Brechstange verwenden, um eine Tür leichter aufzubrechen.</text:span></text:p>
          <text:p text:style-name="P37"/>
          <text:h text:style-name="P24" text:outline-level="2">Waffen <text:span text:style-name="T25">&amp; Rüstungen</text:span></text:h>
          <text:p text:style-name="P37">Waffen und Rüstungen funktionieren wie Werkzeuge <text:span text:style-name="T31">nur eben </text:span>für den Kampf: <text:span text:style-name="T32">sie gewähren +2 auf Attacken bzw. Paraden</text:span>.</text:p>
          <text:p text:style-name="P37">Zusätzlich können <text:span text:style-name="T32">sie aber</text:span> über Schlagwörter verfügen, die <text:span text:style-name="T32">helfen sie in die Erzählung einzubinden.</text:span></text:p>
          <text:p text:style-name="P23"><text:span text:style-name="T32"><draw:frame draw:style-name="fr1" draw:name="Frame7" text:anchor-type="as-char" draw:z-index="0"><draw:text-box fo:min-height="1.16pt" fo:min-width="1.16pt"><text:p text:style-name="P40">Beispiele</text:p></draw:text-box></draw:frame></text:span><text:span text:style-name="T32">: Sperrig, Laut, Fernkampf, Unauffällig</text:span></text:p>
          <text:p text:style-name="P23"/>
        </text:section>
        <text:p text:style-name="P41"/>
        <text:h text:style-name="P42" text:outline-level="1">Kapitel <text:span text:style-name="T23">4</text:span></text:h>
        <text:h text:style-name="Heading_20_1" text:outline-level="1">Talente</text:h>
        <text:p text:style-name="P43">Talente sind besondere Tricks und Fähigkeiten, die sich dein Charakter im Laufe seiner Karriere aneignen kann.</text:p>
        <text:p text:style-name="P44">Jedes Playbook enthält eine Liste von einzigartigen Talente. Zudem findest weiter unten noch eine Liste mit allgemeinen Talenten, die jeder erlernen kann.</text:p>
        <text:p text:style-name="P44"/>
        <text:h text:style-name="Heading_20_2" text:outline-level="2">Grundregeln</text:h>
        <text:list text:style-name="L3">
          <text:list-item>
            <text:p text:style-name="P45">Wirkt ein Talent gegen ein Ziel, musst du <text:span text:style-name="T33">er</text:span> sehen können. <text:s/></text:p>
          </text:list-item>
          <text:list-item>
            <text:p text:style-name="P45">Einige Talente haben Kosten oder Voraussetzungen. Diese werden in Klammern hinter dem Namen vermerkt. <text:s/></text:p>
          </text:list-item>
          <text:list-item>
            <text:p text:style-name="P45">Talente mit Kosten wirken sofort und genau einmal. Für weitere Einsätze müssen die Kosten erneut bezahlt werden. <text:s/></text:p>
          </text:list-item>
          <text:list-item>
            <text:p text:style-name="P45">Talente ohne Kosten sind in der Regel permanent aktiv.</text:p>
          </text:list-item>
        </text:list>
        <text:p text:style-name="P46"/>
        <text:p text:style-name="P43"/>
        <text:h text:style-name="P47" text:outline-level="2">Allgemein Talente</text:h>
        <text:section text:style-name="Sect2" text:name="Section3">
          <text:h text:style-name="Heading_20_3" text:outline-level="3">Besitz</text:h>
          <text:p text:style-name="P12">Wähle einen teuren, ungewöhnlichen Besitz, über den du verfügst (z. B. eine Yacht oder ein Flugzeug).</text:p>
          <text:p text:style-name="P12"/>
          <text:h text:style-name="Heading_20_3" text:outline-level="3">Fertigkeiten</text:h>
          <text:p text:style-name="P12">Wähle eine <text:span text:style-name="T10">Fertigkeit von der Tabelle weiter unten</text:span>. Du erhältst +2 auf alle Proben, für die du <text:span text:style-name="T15">wenigstens </text:span>eine passende Fertigkeit besitzt.</text:p>
          <text:p text:style-name="P48"/>
          <text:h text:style-name="P49" text:outline-level="3"><text:span text:style-name="T10">Geld</text:span> <text:span text:style-name="T10">1/2</text:span></text:h>
          <text:p text:style-name="P48">Du bist wohlhabend oder <text:span text:style-name="T34">sogar </text:span>reich. Gewöhnliche Ausgaben spielen für dich keine Rolle.</text:p>
          <text:h text:style-name="Heading_20_3" text:outline-level="3">Status</text:h>
          <text:p text:style-name="P50">Wähle eine Gruppe, in der du großen Einfluss hast (z. B. High Society, Politik oder kriminelle Unterwelt).</text:p>
          <text:p text:style-name="P50"/>
          <text:h text:style-name="Heading_20_3" text:outline-level="3">Ruhm</text:h>
          <text:p text:style-name="P48">Wähle einen Bereich, für den dein Charakter berühmt ist (z. B. Film, Musik, Mode, Wissenschaft oder Politik).</text:p>
          <text:p text:style-name="P48"/>
          <text:h text:style-name="Heading_20_3" text:outline-level="3">Mentor</text:h>
          <text:p text:style-name="P51">Wähle einen mächtigen und <text:s/>loyalen Verbündeten, der dich aktiv unterstützt (z. B. Ein Politiker, Mafiaboss, genialer Wissenschaftler oder Geldgeber).</text:p>
        </text:section>
        <text:p text:style-name="P12"/>
        <table:table table:name="Table4" table:style-name="Table4">
          <table:table-column table:style-name="Table4.A"/>
          <table:table-column table:style-name="Table4.B"/>
          <table:table-row>
            <table:table-cell table:style-name="Table4.A1" office:value-type="string">
              <text:p text:style-name="P52">Attribut</text:p>
            </table:table-cell>
            <table:table-cell table:style-name="Table4.B1" office:value-type="string">
              <text:p text:style-name="P53">Beispiel Fertigkeiten</text:p>
            </table:table-cell>
          </table:table-row>
          <table:table-row>
            <table:table-cell table:style-name="Table4.A2" office:value-type="string">
              <text:p text:style-name="P54">Geschick</text:p>
            </table:table-cell>
            <table:table-cell table:style-name="Table4.B2" office:value-type="string">
              <text:p text:style-name="P54"><text:span text:style-name="T13">Akrobatik, </text:span><text:span text:style-name="T14">Fahren, </text:span><text:span text:style-name="T15">Klettern</text:span></text:p>
            </table:table-cell>
          </table:table-row>
          <table:table-row>
            <table:table-cell table:style-name="Table4.A2" office:value-type="string">
              <text:p text:style-name="P54">Kraft</text:p>
            </table:table-cell>
            <table:table-cell table:style-name="Table4.B3" office:value-type="string">
              <text:p text:style-name="P55"><text:span text:style-name="T16">Ausdauer, </text:span><text:span text:style-name="T13">Athletik, </text:span><text:span text:style-name="T17">Einschüchtern</text:span></text:p>
            </table:table-cell>
          </table:table-row>
          <table:table-row>
            <table:table-cell table:style-name="Table4.A2" office:value-type="string">
              <text:p text:style-name="P54">Gerissenheit</text:p>
            </table:table-cell>
            <table:table-cell table:style-name="Table4.B4" office:value-type="string">
              <text:p text:style-name="P54"><text:span text:style-name="T15">Fälschen, </text:span>Gassenwissen, Schleichen, Schl<text:span text:style-name="T1">oss knacken</text:span>, <text:span text:style-name="T15">Taschendiebstahl, Verkleiden</text:span></text:p>
            </table:table-cell>
          </table:table-row>
          <table:table-row>
            <table:table-cell table:style-name="Table4.A5" office:value-type="string">
              <text:p text:style-name="P56">Kampf</text:p>
            </table:table-cell>
            <table:table-cell table:style-name="Table4.B5" office:value-type="string">
              <text:p text:style-name="P54"><text:span text:style-name="T15">Fernkampf, Geschütze, </text:span>Nahkampf, <text:span text:style-name="T15">Sprengstoff</text:span></text:p>
            </table:table-cell>
          </table:table-row>
          <table:table-row>
            <table:table-cell table:style-name="Table4.A6" office:value-type="string">
              <text:p text:style-name="P57">Zähigkeit</text:p>
            </table:table-cell>
            <table:table-cell table:style-name="Table4.B6" office:value-type="string">
              <text:p text:style-name="P57">Fassung, Mut, Verteidigung, Willenskraft</text:p>
            </table:table-cell>
          </table:table-row>
          <table:table-row>
            <table:table-cell table:style-name="Table4.A6" office:value-type="string">
              <text:p text:style-name="P54">Charisma</text:p>
            </table:table-cell>
            <table:table-cell table:style-name="Table4.B7" office:value-type="string">
              <text:p text:style-name="P54">Empathie, Etikette, Singen, Tanzen, Überreden, <text:span text:style-name="T15">Verhandeln, </text:span>Verführen</text:p>
            </table:table-cell>
          </table:table-row>
          <table:table-row>
            <table:table-cell table:style-name="Table4.A8" office:value-type="string">
              <text:p text:style-name="P54">Klugheit</text:p>
            </table:table-cell>
            <table:table-cell table:style-name="Table4.B8" office:value-type="string">
              <text:p text:style-name="P55">Ermitteln, <text:span text:style-name="T16">Kulturkunde, </text:span>Handwerk, Medizin, <text:span text:style-name="T16">Naturkunde</text:span></text:p>
            </table:table-cell>
          </table:table-row>
          <table:table-row>
            <table:table-cell table:style-name="Table4.A9" office:value-type="string">
              <text:p text:style-name="P58">Instinkt</text:p>
            </table:table-cell>
            <table:table-cell table:style-name="Table4.B9" office:value-type="string">
              <text:p text:style-name="P54"><text:span text:style-name="T18">Magie, </text:span><text:span text:style-name="T15">Tierkunde, </text:span><text:span text:style-name="T1">Wahrnehmung, </text:span>Wildnisleben</text:p>
            </table:table-cell>
          </table:table-row>
        </table:table>
        <text:p text:style-name="P12"/>
        <text:p text:style-name="P59"/>
      </text:section>
      <text:section text:style-name="Sect1" text:name="Section6">
        <text:h text:style-name="P42" text:outline-level="1">Kapitel XX</text:h>
        <text:h text:style-name="Heading_20_1" text:outline-level="1">Playbook<text:span text:style-name="T35">s</text:span></text:h>
        <text:h text:style-name="P60" text:outline-level="2">Abenteurer</text:h>
        <text:p text:style-name="P61">Todesmutiger Entdecker auf der Jagd nach Schätzen und Ruhm.</text:p>
        <text:p text:style-name="P61"><text:span text:style-name="T28">Wichtige Attribute</text:span>: Geschick, Kampf, Mumm</text:p>
        <text:p text:style-name="P62"><text:span text:style-name="T28">Gepäck</text:span>: Gewehr, Machete, Kletterset, Karte &amp; Kompass, Feldstecher, Proviant</text:p>
        <text:p text:style-name="P63"><text:span text:style-name="T28">Alternative Namen</text:span>: Draufgänger, Glücksritter, Grabräuber, Jäger, Schatzjäger</text:p>
        <text:p text:style-name="P61"/>
        <text:h text:style-name="Heading_20_3" text:outline-level="3">Talente</text:h>
        <text:p text:style-name="P64"><text:span text:style-name="T36">Adrenalinschub</text:span> (Stress): +2 auf Nahkampfangriffe oder -verteidigungen.</text:p>
        <text:p text:style-name="P61"><text:span text:style-name="T28">Bestienmeister</text:span> (Einmal pro Abend): Gib einem wilden Tier einen Befehl den es für den rest der Szene befolgen muss.</text:p>
        <text:p text:style-name="P61"><text:span text:style-name="T28">Draufgänger</text:span><text:span text:style-name="T37"> (Stress)</text:span>: +2 auf Kraft, Geschick oder Mumm.</text:p>
        <text:p text:style-name="P61"><text:span text:style-name="T28">Einfallsreich</text:span>: Improvisierte Werkzeuge geben dir +2.</text:p>
        <text:p text:style-name="P61"><text:span text:style-name="T28">Goldnase</text:span> (Stress): Der Erzähler beantwortet 3 Ja/Nein-Fragen zu einer Ruine oder einem Schatz.</text:p>
        <text:p text:style-name="P61"><text:span text:style-name="T28">Scharfschütze</text:span><text:span text:style-name="T37"> </text:span><text:span text:style-name="T38">(Jagdwaffe)</text:span>: +2 auf Attacken, wenn du dich diese Runde nicht bewegst.</text:p>
        <text:p text:style-name="P61"><text:span text:style-name="T28">Scout</text:span> (Stress): +2 auf Orientierung, Wahrnehmung oder Wildnisleben.</text:p>
        <text:p text:style-name="P61"><text:span text:style-name="T28">Spurenleser</text:span> (Stress): Der Erzähler beantwortet 3 Ja/Nein-Fragen zu einer Bestie, einem Tier oder einer Spur.</text:p>
        <text:p text:style-name="P61"><text:span text:style-name="T28">Zäh</text:span> (Einmal pro Abend): Ignoriere eingehenden Schaden.</text:p>
        <text:p text:style-name="P65"/>
        <text:h text:style-name="P66" text:outline-level="2">Bastler</text:h>
        <text:p text:style-name="P67">Genialer Mechaniker, <text:span text:style-name="T39">der mit allen arten von Maschinen, Fahrzeugen und Sprengstoffen umgehen kann.</text:span></text:p>
        <text:p text:style-name="P67"><text:span text:style-name="T28">Wichtige Attribute</text:span>: Klugheit, Instinkt</text:p>
        <text:p text:style-name="P68"><text:span text:style-name="T28">Gepäck</text:span>: <text:span text:style-name="T40">Flinte, Knüppel, Werkzeug, Ersatzteile, Taschenlampe, Sprengsatz, Granate</text:span></text:p>
        <text:p text:style-name="P63"><text:span text:style-name="T28">Alternative Namen</text:span>: Mechaniker, Ingenieur, Sprengmeister, Tüftler</text:p>
        <text:p text:style-name="P63"/>
        <text:h text:style-name="P69" text:outline-level="3">Talente</text:h>
        <text:p text:style-name="P70"><text:span text:style-name="T28">Einfallsreich</text:span>: Improvisierte Werkzeuge geben dir +2.</text:p>
        <text:p text:style-name="P70"><text:span text:style-name="T28">Fachkenntnis</text:span> (Stress): Du erkennst mit einem Blick, wozu eine Maschine dient und wie sie ungefähr funktioniert.</text:p>
        <text:p text:style-name="P70"><text:span text:style-name="T28">Kaugummi und Faden</text:span> (Einmal pro Abend): Bringe ein defektes Gerät sofort zum Laufen.</text:p>
        <text:p text:style-name="P70"><text:span text:style-name="T28">MacGyver</text:span> (Stress): Nutze Schrott, um in wenigen Minuten eine Waffe, Sprengstoff oder Werkzeug zu improvisieren.</text:p>
        <text:p text:style-name="P70"><text:span text:style-name="T41">Mechaniker</text:span>: +2 auf Handwerk und Reparaturen.</text:p>
        <text:p text:style-name="P70"><text:span text:style-name="T42">Pilot</text:span>: Du kannst exotische Fahrzeuge wie Flugzeuge oder U-Boote steuern.</text:p>
        <text:p text:style-name="P70"><text:span text:style-name="T28">Scotty</text:span> (Stress): Erledige eine Reparatur in einem Bruchteil der Zeit: Wochen werden Tage, Tage werden Stunden, etc.</text:p>
        <text:p text:style-name="P70"><text:span text:style-name="T28">Sprengmeister</text:span> (Stress): +2 im Umgang mit Sprengstoff oder Granaten.</text:p>
        <text:p text:style-name="P71"><text:span text:style-name="T28">Theorie</text:span> (Stress): Der Erzähler beantwortet 3 Ja/Nein-Fragen zu einem Gerät oder einer wissenschaftlichen Theorie.</text:p>
        <text:p text:style-name="P61"/>
        <text:h text:style-name="P47" text:outline-level="2">Charmeur</text:h>
        <text:p text:style-name="P62">Verführerischer Manipulator, der über Leichen geht, um seine Ziele zu erreichen.</text:p>
        <text:p text:style-name="P72"><text:span text:style-name="T28">Wichtige Attribute</text:span>: <text:span text:style-name="T43">Charisma, Instinkt</text:span></text:p>
        <text:p text:style-name="P68"><text:span text:style-name="T28">Gepäck</text:span>: <text:span text:style-name="T40">Messer, Dietrich, Gift, Schlafmittel, Falsche Papiere, Elegantes Outfit</text:span></text:p>
        <text:p text:style-name="P73"><text:span text:style-name="T28">Alternative Namen</text:span>: Femme Fatale<text:span text:style-name="T43">, Intrigant, Sirene, Spion</text:span></text:p>
        <text:h text:style-name="Heading_20_3" text:outline-level="3"/>
        <text:h text:style-name="Heading_20_3" text:outline-level="3">Talente</text:h>
        <text:p text:style-name="P61"><text:span text:style-name="T28">Assassine</text:span>: +1 Schaden gegen unvorbereitete Gegner.</text:p>
        <text:p text:style-name="P61"><text:span text:style-name="T28">Eiskalt</text:span> <text:span text:style-name="T43">(</text:span>Stress<text:span text:style-name="T43">): </text:span>+2 auf Einschüchtern oder Drohen.</text:p>
        <text:p text:style-name="P61"><text:span text:style-name="T28">Flinke Finger</text:span> <text:span text:style-name="T43">(</text:span>Stress<text:span text:style-name="T43">): </text:span>2 auf Diebstahl oder Falschspiel (z.B. um Gift unterzumischen).</text:p>
        <text:p text:style-name="P61"><text:span text:style-name="T28">Gutaussehend</text:span>: +2 auf Verführen.</text:p>
        <text:p text:style-name="P61"><text:span text:style-name="T28">Harmlos</text:span>: Du wirst <text:span text:style-name="T43">generell oft</text:span> unterschätzt und im Kampf <text:span text:style-name="T43">ignoriert, solange du nicht die Aufmerksamkeit auf dich ziehst.</text:span></text:p>
        <text:p text:style-name="P61"><text:span text:style-name="T28">Klatsch</text:span> <text:span text:style-name="T43">(</text:span>Urbane Umgebung, eine Stunde<text:span text:style-name="T43">)</text:span>: Der Erzähler beantwortet 3 soziale oder politische Ja/Nein-Fragen.</text:p>
        <text:p text:style-name="P61"><text:span text:style-name="T28">Netzwerk</text:span> <text:span text:style-name="T43">(</text:span>Urbane Umgebung, eine Stunde<text:span text:style-name="T43">): </text:span>Du erhältst Zugang zu einem exklusiven Ort oder Kreis.</text:p>
        <text:p text:style-name="P61"><text:span text:style-name="T28">Silberzunge</text:span> <text:span text:style-name="T43">(</text:span>Stress<text:span text:style-name="T43">): </text:span>+2 auf Überreden, Manipulieren oder Lügen.</text:p>
        <text:p text:style-name="P61"><text:span text:style-name="T28">Entertainer</text:span>: +2 um andere zu unterhalten (z.B. Singen, Tanzen).</text:p>
        <text:h text:style-name="P74" text:outline-level="2">Detektiv</text:h>
        <text:p text:style-name="P75">Hartgesottener Ermittler, der <text:span text:style-name="T39">unbeirrbar</text:span> nach der Wahrheit sucht.</text:p>
        <text:p text:style-name="Standard"><text:span text:style-name="T28">Wichtige Attribute</text:span>: <text:span text:style-name="T44">Charisma, </text:span><text:span text:style-name="T45">Klugheit, </text:span><text:span text:style-name="T44">Instinkt</text:span></text:p>
        <text:p text:style-name="P68"><text:span text:style-name="T28">Gepäck</text:span>: <text:span text:style-name="T40">Revolver, Kamera, Forensik-Set, Dietriche, Taschenlampe, (Falscher) Ausweis</text:span></text:p>
        <text:p text:style-name="P63"><text:span text:style-name="T28">Alternative Namen</text:span>: Ermittler, Schnüffler, Inspektor, Journalist</text:p>
        <text:p text:style-name="P76"/>
        <text:h text:style-name="Heading_20_3" text:outline-level="3">Talente</text:h>
        <text:p text:style-name="P76"><text:span text:style-name="T28">Analyse</text:span> (Stress): Der Erzähler beantwortet 3 Ja/Nein-Fragen zu einem Tatort oder einem Verdächtigen.</text:p>
        <text:p text:style-name="P76"><text:span text:style-name="T28">Beschützer</text:span>: +2 auf Kampf und <text:span text:style-name="T46">Mumm</text:span>, <text:span text:style-name="T35">solange </text:span>du jemanden <text:span text:style-name="T47">anderen </text:span>beschützt.</text:p>
        <text:p text:style-name="P77"><text:span text:style-name="T48">Fotografisches Gedächtnis</text:span>: <text:span text:style-name="T39">Du hast ein perfektes Gedächtnis </text:span><text:span text:style-name="T46">und kannst extrem schnell lesen.</text:span></text:p>
        <text:p text:style-name="P76"><text:span text:style-name="T41">Gassenwissen</text:span> (Urbane Umgebung, eine Stunde): Der Erzähler beantwortet 3 Ja/Nein-Fragen zur kriminellen Unterwelt.</text:p>
        <text:p text:style-name="P76"><text:span text:style-name="T28">Menschenkenner</text:span>: +2 auf Verhör<text:span text:style-name="T39">e</text:span> <text:span text:style-name="T39">und</text:span> Empathie.</text:p>
        <text:p text:style-name="P78"><text:span text:style-name="T41">Netzwerk</text:span> (Urbane Umgebung, eine Stunde): Du treibst jemanden auf, der in der aktuellen Situation helfen kann.</text:p>
        <text:p text:style-name="P76"><text:span text:style-name="T28">Schatten</text:span>: +2 auf Schleiche, Beschatten <text:span text:style-name="T39">und</text:span> Schmuggeln.</text:p>
        <text:p text:style-name="P76"><text:span text:style-name="T28">Spürnase</text:span> (Stress): +2 auf Wahrnehmung, Ermitteln <text:span text:style-name="T46">oder</text:span><text:span text:style-name="T35"> Recherchen.</text:span></text:p>
        <text:p text:style-name="P76"><text:span text:style-name="T49">Zäh</text:span> (Einmal pro Abend): <text:span text:style-name="T47">Ignoriere eingehenden Schaden. </text:span></text:p>
        <text:p text:style-name="P79"/>
        <text:h text:style-name="P47" text:outline-level="2">Soldat</text:h>
        <text:p text:style-name="P80">Abgebrühter <text:span text:style-name="T50">Kriegsv</text:span><text:span text:style-name="T51">eteran </text:span><text:span text:style-name="T50">mit nerven aus Stahl.</text:span></text:p>
        <text:p text:style-name="P81"><text:span text:style-name="T28">Wichtige Attribute</text:span>: Kampf, <text:span text:style-name="T52">Kraft, </text:span><text:span text:style-name="T50">Mumm</text:span></text:p>
        <text:p text:style-name="P68"><text:span text:style-name="T28">Gepäck</text:span>: <text:span text:style-name="T40">Gewehr, Pistole, Kampfmesser, Munition, Erste-Hilfe-Set, Feldstecher</text:span></text:p>
        <text:p text:style-name="P63"><text:span text:style-name="T28">Alternative Namen</text:span>: Söldner, Veteran</text:p>
        <text:p text:style-name="P63"/>
        <text:h text:style-name="Heading_20_3" text:outline-level="3">Talente</text:h>
        <text:p text:style-name="P64"><text:span text:style-name="T36">Adrenalinschub</text:span> (Stress): +2 auf Nahkampfangriffe oder -verteidigungen.</text:p>
        <text:p text:style-name="P71"><text:span text:style-name="T28">Draufgänger</text:span> (Stress): +2 auf Kraft, Geschick oder Mumm.</text:p>
        <text:p text:style-name="P82"><text:span text:style-name="T28">Kampfrausch</text:span> (Stress, Aktion; keine langsame Waffe): Führe einen Angriff gegen bis zu drei Ziele aus.</text:p>
        <text:p text:style-name="P83"><text:span text:style-name="T28">Kommandos</text:span> (Stress, Aktion): Alle Verbündeten erhalten +1 auf ihre nächste Attacke oder Verteidigung.</text:p>
        <text:p text:style-name="P84"><text:span text:style-name="T49">Scout</text:span><text:span text:style-name="T37">: +2 auf Orientierung, Wahrnehmung oder Überleben in der Wildnis.</text:span></text:p>
        <text:p text:style-name="P85"><text:span text:style-name="T53">Taktiker</text:span><text:span text:style-name="T54">: +2 auf militärische Taktik und Strategie.</text:span></text:p>
        <text:p text:style-name="P83"><text:span text:style-name="T28">Vernichten</text:span> (Stress): +1 Schaden auf deine nächste Attacke.</text:p>
        <text:p text:style-name="P86"><text:span text:style-name="T36">Waffenspezialist</text:span>: +2 <text:span text:style-name="T50">mit Geschützen und schweren Waffen.</text:span></text:p>
        <text:p text:style-name="P67"><text:span text:style-name="T49">Zäh</text:span><text:span text:style-name="T37"> (Einmal pro Abend): </text:span><text:span text:style-name="T55">Ignoriere eingehenden Schaden. </text:span></text:p>
        <text:p text:style-name="P87"/>
        <text:p text:style-name="Standard"/>
        <text:p text:style-name="P88">Telepath</text:p>
        <text:p text:style-name="P88">Telekinet</text:p>
        <text:p text:style-name="P89"/>
      </text:section>
      <text:section text:style-name="Sect1" text:name="Section8">
        <text:h text:style-name="P90" text:outline-level="1">Kapitel <text:span text:style-name="T56">XX</text:span></text:h>
        <text:h text:style-name="P91" text:outline-level="1">Regeln</text:h>
        <text:p text:style-name="P92">Der Großteil des Spiels besteht aus einer gemeinsamen Unterhaltung, in der ihr zusammen eine Geschichte erzählt.</text:p>
        <text:p text:style-name="P92">Du und die anderen Spieler übernehmen jeweils die Rolle eines Helden, während der Erzähler beschreibt, wie die Welt auf eure Handlungen reagiert.</text:p>
        <text:p text:style-name="P92">Für bestimmte Situationen gibt es jedoch Regeln, die den Ausgang der Geschichte bestimmen.</text:p>
        <text:p text:style-name="P93"/>
        <text:section text:style-name="Sect2" text:name="Section4">
          <text:h text:style-name="P94" text:outline-level="2">Einfache Probe</text:h>
          <text:p text:style-name="P93">Wenn ein Held etwas Riskantes oder Ungewisses tut, kann der Erzähler eine Probe verlangen.</text:p>
          <text:p text:style-name="P93">Der Erzähler bestimmt <text:span text:style-name="T57">das geprüfte Attribut und den Schwierigkeitsgrad (SG).</text:span></text:p>
          <text:p text:style-name="P95"><text:span text:style-name="T58">Du </text:span><text:span text:style-name="T59">rollst</text:span><text:span text:style-name="T58"> eine Anzahl W10 entsprechend deinem Wert im gewählten Attribut </text:span><text:span text:style-name="T57">(Pool).</text:span></text:p>
          <text:p text:style-name="P95"><text:span text:style-name="T57">Jeder 8er, 9ner und 10ner ist ein Erfolg. Außerdem darfst du jeden 10ner nochmal würfeln </text:span><text:span text:style-name="T59">(explodierende Würfel).</text:span></text:p>
          <text:p text:style-name="P96">Das Ergebnis hängt davon ab, wie viele Erfolge du im Vergleich zum SG hast:</text:p>
          <text:list text:style-name="L4">
            <text:list-item>
              <text:p text:style-name="P97"><text:span text:style-name="T60">Weniger</text:span> <text:span text:style-name="T59">=</text:span> Fehlschlag</text:p>
            </text:list-item>
            <text:list-item>
              <text:p text:style-name="P97"><text:span text:style-name="T60">Gleich oder Mehr</text:span> <text:span text:style-name="T59">= </text:span>Erfolg</text:p>
            </text:list-item>
            <text:list-item>
              <text:p text:style-name="P97"><text:span text:style-name="T31">5</text:span><text:span text:style-name="T60">+ mehr</text:span> <text:span text:style-name="T59">=</text:span> Meisterlicher Erfolg</text:p>
            </text:list-item>
          </text:list>
          <text:h text:style-name="P98" text:outline-level="2">Modifikatoren</text:h>
          <text:p text:style-name="P99">Umstände können den Würfelpool deiner Probe erheblich verändern. Du erhältst z.B. jeweils +2 Würfel, wenn:</text:p>
          <text:list text:style-name="L5">
            <text:list-item>
              <text:p text:style-name="P100"><text:span text:style-name="T61">du ein</text:span> passendes Werkzeug <text:span text:style-name="T61">verwendest</text:span></text:p>
            </text:list-item>
            <text:list-item>
              <text:p text:style-name="P100">dir jemand bei deiner Probe hilft</text:p>
            </text:list-item>
          </text:list>
          <text:p text:style-name="P101">Zusätzlich können Talente und Manöver den Würfelpool bestimmter Proben erhöhen oder verringern.</text:p>
          <text:p text:style-name="P101">Sinkt dein Würfelpool durch Modifikatoren auf 0 oder weniger, gilt die Probe automatisch als gescheitert.</text:p>
          <text:p text:style-name="P95"/>
          <text:p text:style-name="P95"/>
          <text:p text:style-name="P95"/>
          <text:p text:style-name="P95"/>
          <text:h text:style-name="P102" text:outline-level="2">Vergleich</text:h>
          <text:p text:style-name="P99">Wenn Helden miteinander konkurrieren, kann ein Vergleich durchgeführt werden.</text:p>
          <text:p text:style-name="P99"><text:soft-page-break/>Dabei gibt es keinen festen Schwierigkeitsgrad (SG). Stattdessen würfeln alle Beteiligten jeweils einen passenden Würfelpool. Wer die meisten Erfolge erzielt, gewinnt den Vergleich.</text:p>
          <text:p text:style-name="P99">Kommt es zu einem Gleichstand, wird die Probe wiederholt bist ein eindeutiger Sieger feststeht.</text:p>
          <text:p text:style-name="P103"/>
          <text:h text:style-name="P104" text:outline-level="2">Action <text:span text:style-name="T62">Szenen</text:span></text:h>
          <text:p text:style-name="P105">Action-Szenen, <text:span text:style-name="T31">wie z.B. Kämpfe oder Verfolgungsjagden, </text:span>sind <text:span text:style-name="T31">der Kern jedes guten Pulp-Abenteuers.</text:span></text:p>
          <text:p text:style-name="P105">Um die Übersicht zu behalten, werden sie in Runden von jeweils <text:span text:style-name="T60">sechs</text:span> Sekunden abgehandelt <text:span text:style-name="T63">und bei bedarf kann die Umgebung mit einer Skizze visualisiert werden.</text:span></text:p>
          <text:p text:style-name="P105"/>
          <text:h text:style-name="P106" text:outline-level="3">Reihenfolge</text:h>
          <text:p text:style-name="P107">Jeder Beteiligte kommt einmal pro Runde zum Zug. Die Reihenfolge verläuft im Uhrzeigersinn <text:span text:style-name="T60">(</text:span>es wird keine Initiative ausgewürfelt<text:span text:style-name="T60">)</text:span>.</text:p>
          <text:p text:style-name="P107">Den ersten Zug der Szene erhält der Spieler, der die Situation ins Rollen bringt.</text:p>
          <text:p text:style-name="P107"/>
          <text:h text:style-name="Heading_20_2" text:outline-level="2">Spieler Zug</text:h>
          <text:p text:style-name="P105"><text:span text:style-name="T64">Wenn du am Zug bist, </text:span><text:span text:style-name="T31">kannst du deinen Helden bis zu 9 Meter bewegen und eine Aktion ausführen.</text:span></text:p>
          <text:p text:style-name="P108">Typische Aktionen sind:</text:p>
          <text:list text:style-name="L6">
            <text:list-item>
              <text:p text:style-name="P109">Attackieren</text:p>
            </text:list-item>
            <text:list-item>
              <text:p text:style-name="P109">eine Tür eintreten</text:p>
            </text:list-item>
            <text:list-item>
              <text:p text:style-name="P109">Sprinten (erneut bewegen)</text:p>
            </text:list-item>
            <text:list-item>
              <text:p text:style-name="P109">jemandem helfen</text:p>
            </text:list-item>
          </text:list>
          <text:p text:style-name="P110"/>
          <text:p text:style-name="P110"/>
          <text:h text:style-name="Heading_20_3" text:outline-level="3">Nebensächliches</text:h>
          <text:p text:style-name="P105"><text:span text:style-name="T60">Kleinigkeiten</text:span>, <text:span text:style-name="T64">wie z.B. ein paar Worte sagen oder eine Waffe ziehen, </text:span><text:span text:style-name="T60">können zusätzlich und ohne Aktion ausgeführt werden.</text:span></text:p>
          <text:p text:style-name="P111">Im Zweifelsfall entscheidet der Erzähler über die Limits.</text:p>
          <text:p text:style-name="P108"/>
          <text:h text:style-name="Heading_20_3" text:outline-level="3">Minions</text:h>
          <text:p text:style-name="P105">Kontrollierst du mehrere Figuren (z. B. beschworene Kreaturen oder Verbündete), handeln diese direkt nach deinem Helden.</text:p>
          <text:p text:style-name="P105">Sie verwenden dieselben Regeln für Bewegung und Aktionen.</text:p>
          <text:p text:style-name="P105"/>
          <text:p text:style-name="P105"/>
          <text:p text:style-name="P105"/>
          <text:p text:style-name="P105"/>
          <text:p text:style-name="P105"/>
          <text:p text:style-name="P105"/>
          <text:h text:style-name="Heading_20_3" text:outline-level="3">Attacke</text:h>
          <text:p text:style-name="P105"><text:soft-page-break/><text:span text:style-name="T65">Um jemanden zu attackieren, musst du dich in Reichweite befinden und eine Probe </text:span><text:span text:style-name="T31">auf Kämpfen ablegen.</text:span></text:p>
          <text:p text:style-name="P112">Gelingt die Probe, erleidet das Ziel 1 Schaden bzw. 2 Schaden bei einem kritischen Erfolg.</text:p>
          <text:p text:style-name="P113">Im Nahkampf kannst du auf den Schaden verzichten und das Ziel stattdessen festhalten oder ihm einen Gegenstand entreißen – zumindest, solange es realistisch ist, dass du das Ziel in einen Ringkampf verwickeln kannst.</text:p>
          <text:p text:style-name="P114"/>
          <text:p text:style-name="P114"/>
          <text:p text:style-name="P114"/>
          <text:p text:style-name="P114"/>
          <text:p text:style-name="P114"/>
          <text:p text:style-name="P114"/>
          <text:h text:style-name="Heading_20_2" text:outline-level="2">Erzähler Zug</text:h>
          <text:p text:style-name="P112">Der Erzähler kontrolliert alle Figuren, die nicht von den Spielern gesteuert werden.</text:p>
          <text:p text:style-name="P112">Er entscheidet, wie sie sich bewegen (für Menschen typischerweise 9 Meter pro Zug) und welche Aktionen sie ausführen.</text:p>
          <text:p text:style-name="P112">Der Erzähler legt <text:span text:style-name="T31">dabei aber </text:span>keine Proben ab. Greift eine von ihm kontrollierte Figur einen Helden oder Minion an, würfeln die Spieler die Verteidigung.</text:p>
          <text:p text:style-name="P112"/>
          <text:h text:style-name="Heading_20_3" text:outline-level="3">Verteidigung</text:h>
          <text:p text:style-name="P105"><text:span text:style-name="T66">Wird dein Held oder einer deiner Minions attackiert, darfst du dich mit einer Probe </text:span><text:span text:style-name="T31">auf Kämpfen verteidigen.</text:span></text:p>
          <text:p text:style-name="P113">Misslingt die Probe, erleidet deine Figur 1 Punkt Schaden.</text:p>
        </text:section>
        <text:p text:style-name="P115"/>
        <text:p text:style-name="P1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rimson Text" fo:font-family="'Crimson Text'" style:font-style-name="Regular"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Bangers" fo:font-family="Bangers" style:font-style-name="Bold"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51pt solid #191919" style:writing-mode="lr-tb">
        <style:tab-stops/>
      </style:paragraph-properties>
      <style:text-properties fo:font-variant="small-caps" style:use-window-font-color="true" loext:opacity="0%" style:font-name="Bangers" fo:font-family="Bangers" style:font-style-name="Bold"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Bangers" fo:font-family="Bangers" style:font-style-name="Bold" style:font-pitch="variable" fo:font-size="12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0pt" fo:margin-right="0pt" fo:margin-top="0pt" fo:margin-bottom="0pt" style:contextual-spacing="true" fo:text-align="start" style:justify-single-word="false" fo:orphans="0" fo:widows="0" fo:text-indent="0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left>
        <text:p text:style-name="MP1"><text:page-number text:select-page="current">16</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57</meta:editing-cycles>
    <meta:creation-date>2020-04-16T07:43:00</meta:creation-date>
    <dc:date>2026-04-13T22:23:26.139374650</dc:date>
    <meta:generator>LibreOffice/26.2.1.2$Linux_X86_64 LibreOffice_project/8399f6259d8c87f40e7255cdb3c9b958f5e08948</meta:generator>
    <meta:editing-duration>PT21H10M40S</meta:editing-duration>
    <meta:print-date>2026-04-02T15:54:51.081337174</meta:print-date>
    <meta:document-statistic meta:table-count="4" meta:image-count="0" meta:object-count="0" meta:page-count="16" meta:paragraph-count="288" meta:word-count="2117" meta:character-count="14783" meta:non-whitespace-character-count="12963"/>
    <meta:user-defined meta:name="Company">Landratsamt Rosenheim</meta:user-defined>
    <meta:template xlink:type="simple" xlink:actuate="onRequest" xlink:title="Normal" xlink:href=""/>
  </office:meta>
</office:document-meta>
</file>